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solid" svg:stroke-color="#ffffff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standard">
      <style:graphic-properties svg:stroke-color="#5c8526"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738cm"/>
    </style:style>
    <style:style style:name="gr11" style:family="graphic" style:parent-style-name="standard">
      <style:graphic-properties draw:stroke="solid" svg:stroke-width="0.076cm" svg:stroke-color="#0000ff" draw:marker-start-width="0.313cm" draw:marker-end-width="0.313cm" draw:fill="solid" draw:fill-color="#0000ff" fo:min-height="0.742cm" fo:padding-top="0.162cm" fo:padding-bottom="0.162cm" fo:padding-left="0.287cm" fo:padding-right="0.287cm"/>
    </style:style>
    <style:style style:name="gr12" style:family="graphic" style:parent-style-name="standard">
      <style:graphic-properties draw:stroke="solid" svg:stroke-width="0.076cm" svg:stroke-color="#0000ff" draw:marker-start-width="0.313cm" draw:marker-end-width="0.313cm" draw:fill="solid" draw:fill-color="#000000" fo:min-height="0.742cm" fo:padding-top="0.162cm" fo:padding-bottom="0.162cm" fo:padding-left="0.287cm" fo:padding-right="0.287cm"/>
    </style:style>
    <style:style style:name="gr13" style:family="graphic" style:parent-style-name="objectwithoutfill">
      <style:graphic-properties draw:stroke="solid" svg:stroke-width="0.102cm" svg:stroke-color="#0000ff" draw:marker-start-width="0.352cm" draw:marker-end-width="0.352cm" draw:fill="none" draw:textarea-vertical-align="middle" fo:padding-top="-0.175cm" fo:padding-bottom="-0.175cm" fo:padding-left="-0.05cm" fo:padding-right="-0.05cm"/>
    </style:style>
    <style:style style:name="gr14" style:family="graphic" style:parent-style-name="objectwithoutfill">
      <style:graphic-properties draw:stroke="solid" svg:stroke-width="0.102cm" svg:stroke-color="#ffffff" draw:marker-start-width="0.352cm" draw:marker-end-width="0.352cm" draw:fill="solid" draw:fill-color="#ffffff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svg:stroke-color="#000000" draw:fill="none" draw:fill-color="#ffffff" fo:min-height="0.756cm"/>
    </style:style>
    <style:style style:name="gr16" style:family="graphic" style:parent-style-name="standard">
      <style:graphic-properties draw:stroke="solid" svg:stroke-width="0.127cm" svg:stroke-color="#008000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7" style:family="graphic" style:parent-style-name="standard">
      <style:graphic-properties draw:stroke="none" svg:stroke-width="0.127cm" svg:stroke-color="#e6e6ff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8" style:family="graphic" style:parent-style-name="standard">
      <style:graphic-properties draw:stroke="none" svg:stroke-width="0.127cm" svg:stroke-color="#e6e6ff" draw:marker-start-width="0.389cm" draw:marker-end-width="0.389cm" draw:fill="solid" draw:fill-color="#ffffff" fo:min-height="0.742cm" fo:padding-top="0.187cm" fo:padding-bottom="0.187cm" fo:padding-left="0.312cm" fo:padding-right="0.312cm"/>
    </style:style>
    <style:style style:name="gr19" style:family="graphic" style:parent-style-name="standard">
      <style:graphic-properties draw:stroke="none" svg:stroke-color="#ffffff" draw:fill="solid" draw:fill-color="#ffffff" fo:min-height="0.766cm"/>
    </style:style>
    <style:style style:name="gr2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solid" draw:fill-color="#ffffff" fo:min-height="0.516cm"/>
    </style:style>
    <style:style style:name="gr2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cm" fo:padding-bottom="0.1cm" fo:padding-left="0.225cm" fo:padding-right="0.225cm"/>
    </style:style>
    <style:style style:name="gr24" style:family="graphic" style:parent-style-name="standard">
      <style:graphic-properties draw:stroke="none" svg:stroke-color="#000000" draw:fill="none" draw:fill-color="#ffffff" fo:min-height="1.798cm"/>
    </style:style>
    <style:style style:name="gr25" style:family="graphic" style:parent-style-name="objectwithoutfill">
      <style:graphic-properties svg:stroke-width="0.051cm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fo:min-height="12.765cm"/>
    </style:style>
    <style:style style:name="gr27" style:family="graphic">
      <style:graphic-properties svg:stroke-color="#5c8526" draw:fill="solid" draw:fill-color="#008000" draw:textarea-horizontal-align="justify" draw:textarea-vertical-align="middle" draw:auto-grow-height="false"/>
    </style:style>
    <style:style style:name="gr28" style:family="graphic" style:parent-style-name="standard">
      <style:graphic-properties draw:stroke="dash" draw:stroke-dash="Ultrafine_20_Dotted_20__28_var_29_" svg:stroke-width="0.051cm" svg:stroke-color="#ffffff" draw:marker-start-width="0.276cm" draw:marker-end-width="0.276cm" draw:fill="solid" draw:fill-color="#0000ff" fo:min-height="0.949cm" fo:padding-top="0.1cm" fo:padding-bottom="0.1cm" fo:padding-left="0.225cm" fo:padding-right="0.225cm"/>
    </style:style>
    <style:style style:name="gr29" style:family="graphic" style:parent-style-name="standard">
      <style:graphic-properties draw:stroke="dash" draw:stroke-dash="Ultrafine_20_Dotted_20__28_var_29_" draw:fill="solid" draw:fill-color="#0000ff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stroke-dash="Ultrafine_20_Dotted_20__28_var_29_" svg:stroke-color="#000000" draw:fill="none" draw:fill-color="#ffffff" fo:min-height="0.258cm"/>
    </style:style>
    <style:style style:name="gr31" style:family="graphic" style:parent-style-name="standard">
      <style:graphic-properties draw:stroke="none" draw:stroke-dash="Ultrafine_20_Dotted_20__28_var_29_" svg:stroke-color="#000000" draw:fill="solid" draw:fill-color="#ffffff" fo:min-height="0.258cm"/>
    </style:style>
    <style:style style:name="gr32" style:family="graphic" style:parent-style-name="standard">
      <style:graphic-properties draw:stroke="none" svg:stroke-color="#000000" draw:fill="none" draw:fill-color="#ffffff" fo:min-height="7.225cm"/>
    </style:style>
    <style:style style:name="gr33" style:family="graphic" style:parent-style-name="standard">
      <style:graphic-properties draw:stroke="none" draw:stroke-dash="Ultrafine_20_Dotted_20__28_var_29_" svg:stroke-width="0.051cm" svg:stroke-color="#ffffff" draw:marker-start-width="0.276cm" draw:marker-end-width="0.276cm" draw:fill="none" draw:fill-color="#0000ff" fo:min-height="0.949cm" fo:padding-top="0.1cm" fo:padding-bottom="0.1cm" fo:padding-left="0.225cm" fo:padding-right="0.225cm"/>
    </style:style>
    <style:style style:name="gr34" style:family="graphic" style:parent-style-name="standard">
      <style:graphic-properties draw:stroke="none" svg:stroke-color="#000000" draw:fill="none" draw:fill-color="#ffffff" fo:min-height="0cm"/>
    </style:style>
    <style:style style:name="gr35" style:family="graphic" style:parent-style-name="standard">
      <style:graphic-properties draw:stroke="none" svg:stroke-color="#000000" draw:fill="none" draw:fill-color="#ffffff" fo:min-height="1.119cm"/>
    </style:style>
    <style:style style:name="gr36" style:family="graphic" style:parent-style-name="standard">
      <style:graphic-properties draw:stroke="solid" draw:stroke-dash="Ultrafine_20_Dotted_20__28_var_29_" svg:stroke-width="0.102cm" svg:stroke-color="#ffff00" draw:marker-start-width="0.352cm" draw:marker-end-width="0.352cm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37" style:family="graphic" style:parent-style-name="standard">
      <style:graphic-properties draw:stroke="solid" draw:stroke-dash="Ultrafine_20_Dotted_20__28_var_29_" svg:stroke-width="0.102cm" svg:stroke-color="#008000" draw:marker-start-width="0.352cm" draw:marker-end-width="0.352cm" draw:fill="none" draw:fill-color="#ffffff" draw:textarea-horizontal-align="left" draw:auto-grow-height="true" draw:auto-grow-width="false" fo:min-height="0.589cm" fo:min-width="0cm" fo:padding-top="0.175cm" fo:padding-bottom="0.175cm" fo:padding-left="0.3cm" fo:padding-right="0.3cm"/>
    </style:style>
    <style:style style:name="gr38" style:family="graphic" style:parent-style-name="standard">
      <style:graphic-properties draw:stroke="none" draw:stroke-dash="Ultrafine_20_Dotted_20__28_var_29_" svg:stroke-color="#000000" draw:fill="none" draw:fill-color="#ffffff" fo:min-height="0.385cm"/>
    </style:style>
    <style:style style:name="gr39" style:family="graphic" style:parent-style-name="standard">
      <style:graphic-properties draw:stroke="none" draw:stroke-dash="Ultrafine_20_Dotted_20__28_var_29_" svg:stroke-color="#000000" draw:fill="solid" draw:fill-color="#ffffff" fo:min-height="0.385cm"/>
    </style:style>
    <style:style style:name="gr40" style:family="graphic" style:parent-style-name="standard">
      <style:graphic-properties draw:stroke="none" svg:stroke-color="#000000" draw:fill="none" draw:fill-color="#ffffff" fo:min-height="1.645cm"/>
    </style:style>
    <style:style style:name="gr41" style:family="graphic" style:parent-style-name="standard">
      <style:graphic-properties draw:stroke="none" svg:stroke-color="#000000" draw:fill="none" draw:fill-color="#ffffff" fo:min-height="11.795cm"/>
    </style:style>
    <style:style style:name="P1" style:family="paragraph"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text-properties fo:color="#008000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000000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line-height="100%" fo:text-align="end"/>
    </style:style>
    <style:style style:name="P19" style:family="paragraph">
      <style:paragraph-properties fo:line-height="100%" fo:text-align="end"/>
      <style:text-properties fo:color="#000000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color="#ffffff"/>
    </style:style>
    <style:style style:name="P2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24" style:family="paragraph">
      <style:text-properties fo:color="#000000" fo:font-size="18pt" fo:font-weight="normal" style:font-size-asian="18pt" style:font-weight-asian="normal" style:font-size-complex="18pt" style:font-weight-complex="normal"/>
    </style:style>
    <style:style style:name="P25" style:family="paragraph">
      <style:text-properties fo:font-size="18pt"/>
    </style:style>
    <style:style style:name="P26" style:family="paragraph">
      <style:text-properties fo:font-size="10pt"/>
    </style:style>
    <style:style style:name="P27" style:family="paragraph">
      <style:text-properties fo:color="#ffff00" fo:font-size="18pt"/>
    </style:style>
    <style:style style:name="P28" style:family="paragraph">
      <style:text-properties fo:color="#ffff00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start"/>
      <style:text-properties fo:color="#ffff00"/>
    </style:style>
    <style:style style:name="P30" style:family="paragraph">
      <style:paragraph-properties fo:text-align="start"/>
      <style:text-properties fo:color="#ffff00" fo:font-size="18pt" fo:font-weight="normal" style:font-size-asian="18pt" style:font-weight-asian="normal" style:font-size-complex="18pt" style:font-weight-complex="normal"/>
    </style:style>
    <style:style style:name="P31" style:family="paragraph">
      <style:paragraph-properties fo:text-align="center"/>
      <style:text-properties fo:color="#ffff00"/>
    </style:style>
    <style:style style:name="P32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line-height="100%" fo:text-align="end"/>
      <style:text-properties fo:font-size="18pt"/>
    </style:style>
    <style:style style:name="P35" style:family="paragraph">
      <style:paragraph-properties fo:text-align="center"/>
      <style:text-properties fo:color="#ffffff"/>
    </style:style>
    <style:style style:name="P36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center"/>
      <style:text-properties fo:color="#000000" fo:font-weight="bold" style:font-weight-asian="bold" style:font-weight-complex="bold"/>
    </style:style>
    <style:style style:name="P38" style:family="paragraph">
      <style:paragraph-properties fo:text-align="start"/>
      <style:text-properties fo:color="#ff0000" fo:font-weight="normal" style:font-weight-asian="normal" style:font-weight-complex="normal"/>
    </style:style>
    <style:style style:name="P39" style:family="paragraph">
      <style:paragraph-properties fo:text-align="start"/>
      <style:text-properties fo:color="#ff0000" fo:font-size="18pt" fo:font-weight="normal" style:font-size-asian="18pt" style:font-weight-asian="normal" style:font-size-complex="18pt" style:font-weight-complex="normal"/>
    </style:style>
    <style:style style:name="P40" style:family="paragraph">
      <style:text-properties fo:font-weight="normal" style:font-weight-asian="normal" style:font-weight-complex="normal"/>
    </style:style>
    <style:style style:name="P41" style:family="paragraph">
      <style:text-properties fo:color="#00ffff"/>
    </style:style>
    <style:style style:name="P42" style:family="paragraph">
      <style:paragraph-properties fo:text-align="end"/>
      <style:text-properties fo:color="#c0c0c0"/>
    </style:style>
    <style:style style:name="P43" style:family="paragraph">
      <style:text-properties fo:color="#c0c0c0"/>
    </style:style>
    <style:style style:name="P44" style:family="paragraph">
      <style:paragraph-properties fo:text-align="end"/>
      <style:text-properties fo:color="#00ff00"/>
    </style:style>
    <style:style style:name="P45" style:family="paragraph">
      <style:text-properties fo:color="#00ff00"/>
    </style:style>
    <style:style style:name="P46" style:family="paragraph">
      <style:paragraph-properties fo:text-align="end"/>
      <style:text-properties fo:color="#ffffff"/>
    </style:style>
    <style:style style:name="P47" style:family="paragraph">
      <style:text-properties fo:color="#000000"/>
    </style:style>
    <style:style style:name="P48" style:family="paragraph">
      <style:text-properties fo:color="#ff6633"/>
    </style:style>
    <style:style style:name="P49" style:family="paragraph">
      <style:text-properties fo:color="#ffff00"/>
    </style:style>
    <style:style style:name="P50" style:family="paragraph">
      <style:paragraph-properties fo:text-align="end"/>
      <style:text-properties fo:color="#ff00ff"/>
    </style:style>
    <style:style style:name="P51" style:family="paragraph">
      <style:text-properties fo:color="#ff00ff"/>
    </style:style>
    <style:style style:name="P52" style:family="paragraph">
      <style:text-properties fo:color="#e6e6ff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0pt" fo:font-weight="normal" style:font-weight-asian="normal" style:font-weight-complex="normal"/>
    </style:style>
    <style:style style:name="T8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8000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ff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00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color="#c0c0c0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ff00" fo:font-weight="normal" style:font-weight-asian="normal" style:font-weight-complex="normal"/>
    </style:style>
    <style:style style:name="T24" style:family="text">
      <style:text-properties fo:color="#00ffff" fo:font-weight="normal" style:font-weight-asian="normal" style:font-weight-complex="normal"/>
    </style:style>
    <style:style style:name="T25" style:family="text">
      <style:text-properties fo:color="#00ffff"/>
    </style:style>
    <style:style style:name="T26" style:family="text">
      <style:text-properties fo:color="#c0c0c0"/>
    </style:style>
    <style:style style:name="T27" style:family="text">
      <style:text-properties fo:color="#00ff00"/>
    </style:style>
    <style:style style:name="T28" style:family="text">
      <style:text-properties fo:color="#000000"/>
    </style:style>
    <style:style style:name="T29" style:family="text">
      <style:text-properties fo:color="#ff6633"/>
    </style:style>
    <style:style style:name="T30" style:family="text">
      <style:text-properties fo:color="#ffff00"/>
    </style:style>
    <style:style style:name="T31" style:family="text">
      <style:text-properties fo:color="#ff00ff"/>
    </style:style>
    <style:style style:name="T32" style:family="text">
      <style:text-properties fo:color="#e6e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27cm" svg:height="3.875cm" svg:x="6.731cm" svg:y="3.3cm">
          <draw:text-box>
            <text:p><text:span text:style-name="T1">GreenmIne</text:span></text:p>
          </draw:text-box>
        </draw:frame>
        <draw:frame draw:style-name="gr2" draw:text-style-name="P2" draw:layer="layout" svg:width="3.429cm" svg:height="1.072cm" svg:x="7.62cm" svg:y="8.868cm">
          <draw:text-box>
            <text:p><text:span text:style-name="T2">username</text:span></text:p>
          </draw:text-box>
        </draw:frame>
        <draw:frame draw:style-name="gr3" draw:text-style-name="P3" draw:layer="layout" svg:width="2.928cm" svg:height="1.072cm" svg:x="7.62cm" svg:y="10.392cm">
          <draw:text-box>
            <text:p><text:span text:style-name="T3">password</text:span></text:p>
          </draw:text-box>
        </draw:frame>
        <draw:line draw:style-name="gr4" draw:text-style-name="P4" draw:layer="layout" svg:x1="11.33cm" svg:y1="9.852cm" svg:x2="19.077cm" svg:y2="9.852cm">
          <text:p/>
        </draw:line>
        <draw:line draw:style-name="gr4" draw:text-style-name="P4" draw:layer="layout" svg:x1="11.331cm" svg:y1="11.352cm" svg:x2="19.078cm" svg:y2="11.352cm">
          <text:p/>
        </draw:line>
        <draw:frame draw:style-name="gr5" draw:text-style-name="P6" draw:layer="layout" svg:width="11.43cm" svg:height="1.038cm" svg:x="7.62cm" svg:y="12.7cm">
          <draw:text-box>
            <text:p text:style-name="P5">LOGIN</text:p>
          </draw:text-box>
        </draw:frame>
        <draw:frame draw:style-name="gr2" draw:text-style-name="P7" draw:layer="layout" svg:width="7.366cm" svg:height="1.038cm" svg:x="11.303cm" svg:y="8.863cm">
          <draw:text-box>
            <text:p>admin</text:p>
          </draw:text-box>
        </draw:frame>
        <draw:frame draw:style-name="gr6" draw:text-style-name="P7" draw:layer="layout" svg:width="7.366cm" svg:height="1.038cm" svg:x="11.303cm" svg:y="10.464cm">
          <draw:text-box>
            <text:p>**************</text:p>
          </draw:text-box>
        </draw:frame>
        <draw:custom-shape draw:style-name="gr7" draw:text-style-name="P4" draw:layer="layout" svg:width="11.557cm" svg:height="0.889cm" svg:x="7.493cm" svg:y="14.73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1.774cm" svg:x="7.62cm" svg:y="14.609cm">
          <draw:text-box>
            <text:p text:style-name="P8"><text:span text:style-name="T4">Error message here</text:span></text:p>
          </draw:text-box>
        </draw:frame>
      </draw:page>
      <draw:page draw:name="page2" draw:style-name="dp1" draw:master-page-name="Default">
        <draw:custom-shape draw:style-name="gr9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><text:span text:style-name="T6">My Account</text:span></text:p>
            <text:p><text:span text:style-name="T7"/></text:p>
            <text:p><text:span text:style-name="T7"/></text:p>
          </draw:text-box>
        </draw:frame>
        <draw:frame draw:style-name="gr10" draw:text-style-name="P11" draw:layer="layout" svg:width="5.969cm" svg:height="2.361cm" svg:x="20.028cm" svg:y="0.028cm">
          <draw:text-box>
            <text:p><text:span text:style-name="T6">My Projects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1" draw:text-style-name="P10" draw:layer="layout" svg:width="3.07cm" svg:height="1.112cm" svg:x="0cm" svg:y="1.047cm">
          <draw:text-box>
            <text:p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><text:span text:style-name="T8">Info =&gt; </text:span><text:span text:style-name="T9">Status Bar Messages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6.486cm">
            <draw:text-box>
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7.586cm">
            <draw:text-box>
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8.686cm">
            <draw:text-box>
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18"><text:span text:style-name="T14">? <text:s/></text:span><text:span text:style-name="T6">Help</text:span></text:p>
          </draw:text-box>
        </draw:frame>
      </draw:page>
      <draw:page draw:name="page3" draw:style-name="dp1" draw:master-page-name="Default">
        <draw:custom-shape draw:style-name="gr9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><text:span text:style-name="T6">My Account</text:span></text:p>
            <text:p><text:span text:style-name="T7"/></text:p>
            <text:p><text:span text:style-name="T7"/></text:p>
          </draw:text-box>
        </draw:frame>
        <draw:frame draw:style-name="gr10" draw:text-style-name="P2" draw:layer="layout" svg:width="5.969cm" svg:height="1.072cm" svg:x="20.028cm" svg:y="0.028cm">
          <draw:text-box>
            <text:p><text:span text:style-name="T3">My Projects</text:span></text:p>
          </draw:text-box>
        </draw:frame>
        <draw:frame draw:style-name="gr11" draw:text-style-name="P10" draw:layer="layout" svg:width="3.07cm" svg:height="1.112cm" svg:x="0cm" svg:y="1.047cm">
          <draw:text-box>
            <text:p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><text:span text:style-name="T8">Info =&gt; </text:span><text:span text:style-name="T9">Status Bar Messages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6.486cm">
            <draw:text-box>
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7.586cm">
            <draw:text-box>
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8.686cm">
            <draw:text-box>
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18"><text:span text:style-name="T14">? <text:s/></text:span><text:span text:style-name="T6">Help</text:span></text:p>
          </draw:text-box>
        </draw:frame>
        <draw:custom-shape draw:style-name="gr20" draw:text-style-name="P8" draw:layer="layout" svg:width="3.937cm" svg:height="3.048cm" svg:x="20.193cm" svg:y="1.01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5.805cm" svg:height="1.038cm" svg:x="20.193cm" svg:y="1.128cm">
          <draw:text-box>
            <text:p><text:span text:style-name="T5">Projects 1</text:span></text:p>
          </draw:text-box>
        </draw:frame>
        <draw:frame draw:style-name="gr21" draw:text-style-name="P2" draw:layer="layout" svg:width="3.937cm" svg:height="1.072cm" svg:x="20.193cm" svg:y="2.028cm">
          <draw:text-box>
            <text:p text:style-name="P20"><text:span text:style-name="T14">Projects 2</text:span></text:p>
          </draw:text-box>
        </draw:frame>
        <draw:frame draw:style-name="gr10" draw:text-style-name="P11" draw:layer="layout" svg:width="5.805cm" svg:height="1.038cm" svg:x="20.193cm" svg:y="2.928cm">
          <draw:text-box>
            <text:p><text:span text:style-name="T5">Projects 3</text:span></text:p>
          </draw:text-box>
        </draw:frame>
        <draw:frame draw:style-name="gr10" draw:text-style-name="P22" draw:layer="layout" svg:width="5.969cm" svg:height="1.072cm" svg:x="20.029cm" svg:y="0.028cm">
          <draw:text-box>
            <text:p text:style-name="P21"><text:span text:style-name="T15">My Projects</text:span></text:p>
          </draw:text-box>
        </draw:frame>
      </draw:page>
      <draw:page draw:name="page4" draw:style-name="dp1" draw:master-page-name="Default">
        <draw:g>
          <draw:custom-shape draw:style-name="gr9" draw:text-style-name="P4" draw:layer="layout" svg:width="27.991cm" svg:height="1.016cm" svg:x="0cm" svg:y="0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5.969cm" svg:height="1.774cm" svg:x="-0.127cm" svg:y="0cm">
            <draw:text-box>
              <text:p><text:span text:style-name="T3">GREENMINE</text:span></text:p>
            </draw:text-box>
          </draw:frame>
          <draw:frame draw:style-name="gr8" draw:text-style-name="P10" draw:layer="layout" svg:width="5.969cm" svg:height="1.774cm" svg:x="3.674cm" svg:y="0cm">
            <draw:text-box>
              <text:p><text:span text:style-name="T5">Project 1</text:span></text:p>
            </draw:text-box>
          </draw:frame>
          <draw:frame draw:style-name="gr8" draw:text-style-name="P11" draw:layer="layout" svg:width="5.969cm" svg:height="1.92cm" svg:x="24.127cm" svg:y="0.028cm">
            <draw:text-box>
              <text:p><text:span text:style-name="T6">My Account</text:span></text:p>
              <text:p><text:span text:style-name="T7"/></text:p>
              <text:p><text:span text:style-name="T7"/></text:p>
            </draw:text-box>
          </draw:frame>
          <draw:frame draw:style-name="gr10" draw:text-style-name="P11" draw:layer="layout" svg:width="5.969cm" svg:height="2.361cm" svg:x="20.028cm" svg:y="0.028cm">
            <draw:text-box>
              <text:p><text:span text:style-name="T6">My Projects</text:span></text:p>
              <text:p><text:span text:style-name="T7"/></text:p>
              <text:p><text:span text:style-name="T7"/></text:p>
              <text:p><text:span text:style-name="T7"/></text:p>
            </draw:text-box>
          </draw:frame>
          <draw:frame draw:style-name="gr11" draw:text-style-name="P10" draw:layer="layout" svg:width="3.07cm" svg:height="1.112cm" svg:x="0cm" svg:y="1.047cm">
            <draw:text-box>
              <text:p><text:span text:style-name="T5">Backlog</text:span></text:p>
            </draw:text-box>
          </draw:frame>
          <draw:frame draw:style-name="gr12" draw:text-style-name="P10" draw:layer="layout" svg:width="3.07cm" svg:height="1.112cm" svg:x="3.1cm" svg:y="1.047cm">
            <draw:text-box>
              <text:p><text:span text:style-name="T5">Sprints</text:span></text:p>
            </draw:text-box>
          </draw:frame>
          <draw:frame draw:style-name="gr12" draw:text-style-name="P10" draw:layer="layout" svg:width="3.07cm" svg:height="1.112cm" svg:x="6.2cm" svg:y="1.047cm">
            <draw:text-box>
              <text:p><text:span text:style-name="T5">Issues</text:span></text:p>
            </draw:text-box>
          </draw:frame>
          <draw:frame draw:style-name="gr12" draw:text-style-name="P10" draw:layer="layout" svg:width="3.07cm" svg:height="1.112cm" svg:x="9.3cm" svg:y="1.047cm">
            <draw:text-box>
              <text:p><text:span text:style-name="T5">Wiki</text:span></text:p>
            </draw:text-box>
          </draw:frame>
          <draw:frame draw:style-name="gr12" draw:text-style-name="P10" draw:layer="layout" svg:width="3.07cm" svg:height="1.112cm" svg:x="12.3cm" svg:y="1.047cm">
            <draw:text-box>
              <text:p><text:span text:style-name="T5">Admin</text:span></text:p>
            </draw:text-box>
          </draw:frame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15" draw:text-style-name="P12" draw:layer="layout" svg:width="10.676cm" svg:height="1.072cm" svg:x="0.005cm" svg:y="19.939cm">
            <draw:text-box>
              <text:p><text:span text:style-name="T8">Info =&gt; </text:span><text:span text:style-name="T9">Status Bar Messages</text:span></text:p>
            </draw:text-box>
          </draw:frame>
          <draw:g>
            <draw:frame draw:style-name="gr16" draw:text-style-name="P10" draw:layer="layout" svg:width="17.907cm" svg:height="1.162cm" svg:x="0cm" svg:y="5.186cm">
              <draw:text-box>
                <text:p text:style-name="P8"><text:span text:style-name="T5">US </text:span></text:p>
              </draw:text-box>
            </draw:frame>
            <draw:g>
              <draw:frame draw:style-name="gr16" draw:text-style-name="P10" draw:layer="layout" svg:width="2.539cm" svg:height="1.162cm" svg:x="17.949cm" svg:y="5.186cm">
                <draw:text-box>
                  <text:p text:style-name="P8"><text:span text:style-name="T5">UX</text:span></text:p>
                </draw:text-box>
              </draw:frame>
              <draw:frame draw:style-name="gr16" draw:text-style-name="P10" draw:layer="layout" svg:width="2.539cm" svg:height="1.162cm" svg:x="20.45cm" svg:y="5.186cm">
                <draw:text-box>
                  <text:p text:style-name="P8"><text:span text:style-name="T5">Desig</text:span></text:p>
                </draw:text-box>
              </draw:frame>
              <draw:frame draw:style-name="gr16" draw:text-style-name="P10" draw:layer="layout" svg:width="2.539cm" svg:height="1.162cm" svg:x="22.951cm" svg:y="5.186cm">
                <draw:text-box>
                  <text:p text:style-name="P8"><text:span text:style-name="T5">Front</text:span></text:p>
                </draw:text-box>
              </draw:frame>
              <draw:frame draw:style-name="gr16" draw:text-style-name="P10" draw:layer="layout" svg:width="2.539cm" svg:height="1.162cm" svg:x="25.452cm" svg:y="5.186cm">
                <draw:text-box>
                  <text:p text:style-name="P8"><text:span text:style-name="T5">Back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6.486cm">
              <draw:text-box>
  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6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6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6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6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7.586cm">
              <draw:text-box>
  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7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7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7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7.5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8.686cm">
              <draw:text-box>
  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8.6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8.6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8.6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8.6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9.786cm">
              <draw:text-box>
  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9.7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9.7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9.7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9.7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8" draw:text-style-name="P17" draw:layer="layout" svg:width="2.539cm" svg:height="1.162cm" svg:x="17.95cm" svg:y="10.886cm">
              <draw:text-box>
                <text:p text:style-name="P8"><text:span text:style-name="T6">?</text:span></text:p>
              </draw:text-box>
            </draw:frame>
            <draw:frame draw:style-name="gr18" draw:text-style-name="P17" draw:layer="layout" svg:width="2.539cm" svg:height="1.162cm" svg:x="20.451cm" svg:y="10.886cm">
              <draw:text-box>
                <text:p text:style-name="P8"><text:span text:style-name="T6">10</text:span></text:p>
              </draw:text-box>
            </draw:frame>
            <draw:frame draw:style-name="gr18" draw:text-style-name="P17" draw:layer="layout" svg:width="2.539cm" svg:height="1.162cm" svg:x="22.952cm" svg:y="10.886cm">
              <draw:text-box>
                <text:p text:style-name="P8"><text:span text:style-name="T6">1</text:span></text:p>
              </draw:text-box>
            </draw:frame>
            <draw:frame draw:style-name="gr18" draw:text-style-name="P17" draw:layer="layout" svg:width="2.539cm" svg:height="1.162cm" svg:x="25.453cm" svg:y="10.886cm">
              <draw:text-box>
                <text:p text:style-name="P8"><text:span text:style-name="T6">20</text:span></text:p>
              </draw:text-box>
            </draw:frame>
          </draw:g>
          <draw:g>
            <draw:frame draw:style-name="gr17" draw:text-style-name="P14" draw:layer="layout" svg:width="17.907cm" svg:height="1.162cm" svg:x="0.002cm" svg:y="11.986cm">
              <draw:text-box>
  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1.9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1.9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1.9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1.9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3.086cm">
              <draw:text-box>
  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3.0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3.0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3.0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3.0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4.186cm">
              <draw:text-box>
  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4.1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4.1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4.1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4.1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5.286cm">
              <draw:text-box>
  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5.2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5.2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5.2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5.2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6.386cm">
              <draw:text-box>
  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6.3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6.3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6.3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6.3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7.486cm">
              <draw:text-box>
  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7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7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7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7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8.586cm">
              <draw:text-box>
  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8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8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8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8.586cm">
                <draw:text-box>
                  <text:p text:style-name="P8"><text:span text:style-name="T5">20</text:span></text:p>
                </draw:text-box>
              </draw:frame>
            </draw:g>
          </draw:g>
          <draw:frame draw:style-name="gr17" draw:text-style-name="P14" draw:layer="layout" svg:width="27.988cm" svg:height="1.196cm" svg:x="0.003cm" svg:y="2.286cm">
            <draw:text-box>
  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  </draw:text-box>
          </draw:frame>
          <draw:frame draw:style-name="gr17" draw:text-style-name="P14" draw:layer="layout" svg:width="27.988cm" svg:height="1.196cm" svg:x="0.003cm" svg:y="3.387cm">
            <draw:text-box>
  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  </draw:text-box>
          </draw:frame>
          <draw:frame draw:style-name="gr19" draw:text-style-name="P19" draw:layer="layout" svg:width="2.427cm" svg:height="1.072cm" svg:x="25.654cm" svg:y="19.939cm">
            <draw:text-box>
              <text:p text:style-name="P18"><text:span text:style-name="T14">? <text:s/></text:span><text:span text:style-name="T6">Help</text:span></text:p>
            </draw:text-box>
          </draw:frame>
          <draw:frame draw:style-name="gr18" draw:text-style-name="P16" draw:layer="layout" svg:width="18.033cm" svg:height="1.162cm" svg:x="0.001cm" svg:y="10.886cm">
            <draw:text-box>
  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  </draw:text-box>
          </draw:frame>
        </draw:g>
        <draw:g>
          <draw:g>
            <draw:custom-shape draw:style-name="gr22" draw:text-style-name="P8" draw:layer="layout" svg:width="19.685cm" svg:height="14.198cm" svg:x="4.153cm" svg:y="3.12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8" draw:layer="layout" svg:width="19.05cm" svg:height="13.348cm" svg:x="4.445cm" svg:y="3.391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3" draw:layer="layout" svg:width="5.969cm" svg:height="2.048cm" svg:x="4.575cm" svg:y="3.484cm">
              <draw:text-box>
                <text:p><text:span text:style-name="T14">Help Panel:</text:span></text:p>
              </draw:text-box>
            </draw:frame>
            <draw:line draw:style-name="gr25" draw:text-style-name="P8" draw:layer="layout" svg:x1="4.826cm" svg:y1="4.565cm" svg:x2="23.241cm" svg:y2="4.418cm">
              <text:p/>
            </draw:line>
          </draw:g>
          <draw:frame draw:style-name="gr26" draw:text-style-name="P24" draw:layer="layout" svg:width="17.78cm" svg:height="13.015cm" svg:x="5.08cm" svg:y="4.863cm">
            <draw:text-box>
              <text:p><text:span text:style-name="T6">I</text:span><text:span text:style-name="T6"><text:tab/></text:span><text:span text:style-name="T6"><text:tab/></text:span><text:span text:style-name="T6"><text:tab/></text:span><text:span text:style-name="T6"><text:tab/></text:span><text:span text:style-name="T6">- Create new User Story</text:span></text:p>
              <text:p><text:span text:style-name="T6">r</text:span><text:span text:style-name="T6"><text:tab/></text:span><text:span text:style-name="T6"><text:tab/></text:span><text:span text:style-name="T6"><text:tab/></text:span><text:span text:style-name="T6"><text:tab/></text:span><text:span text:style-name="T6">- Edit current User Story</text:span></text:p>
              <text:p><text:span text:style-name="T6">v</text:span><text:span text:style-name="T6"><text:tab/></text:span><text:span text:style-name="T6"><text:tab/></text:span><text:span text:style-name="T6"><text:tab/></text:span><text:span text:style-name="T6"><text:tab/></text:span><text:span text:style-name="T6">- View the US details</text:span></text:p>
              <text:p><text:span text:style-name="T6">V</text:span><text:span text:style-name="T6"><text:tab/></text:span><text:span text:style-name="T6"><text:tab/></text:span><text:span text:style-name="T6"><text:tab/></text:span><text:span text:style-name="T6"><text:tab/></text:span><text:span text:style-name="T6">- Select/Unselect User Story</text:span></text:p>
              <text:p><text:span text:style-name="T6">d</text:span><text:span text:style-name="T6"><text:tab/></text:span><text:span text:style-name="T6"><text:tab/></text:span><text:span text:style-name="T6"><text:tab/></text:span><text:span text:style-name="T6"><text:tab/></text:span><text:span text:style-name="T6">- Delete selected User Story</text:span></text:p>
              <text:p><text:span text:style-name="T6">C-k <text:s/>| <text:s/>C-Up</text:span><text:span text:style-name="T6"><text:tab/></text:span><text:span text:style-name="T6"><text:tab/></text:span><text:span text:style-name="T6">- Move User Story UP</text:span></text:p>
              <text:p><text:span text:style-name="T6">C-j <text:s text:c="2"/>| <text:s/>C-Down</text:span><text:span text:style-name="T6"><text:tab/></text:span><text:span text:style-name="T6">- Move User Story DOWN</text:span></text:p>
              <text:p><text:span text:style-name="T6">C-l <text:s text:c="2"/>| <text:s/>C-Left</text:span><text:span text:style-name="T6"><text:tab/></text:span><text:span text:style-name="T6"> <text:s text:c="6"/>- Move selected User Story to Sprint</text:span></text:p>
              <text:p><text:span text:style-name="T6"/></text:p>
              <text:p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- Refresh the screen</text:span></text:p>
              <text:p><text:span text:style-name="T6">O</text:span><text:span text:style-name="T6"><text:tab/></text:span><text:span text:style-name="T6"><text:tab/></text:span><text:span text:style-name="T6"><text:tab/></text:span><text:span text:style-name="T6"><text:tab/></text:span><text:span text:style-name="T6">- Logout and go to the login panel</text:span></text:p>
              <text:p><text:span text:style-name="T6">Q</text:span><text:span text:style-name="T6"><text:tab/></text:span><text:span text:style-name="T6"><text:tab/></text:span><text:span text:style-name="T6"><text:tab/></text:span><text:span text:style-name="T6"><text:tab/></text:span><text:span text:style-name="T6">- Exit greenmine</text:span></text:p>
              <text:p><text:span text:style-name="T6"/></text:p>
              <text:p text:style-name="P5"><text:span text:style-name="T6">– </text:span><text:span text:style-name="T6">Press Esc kwy to close this dialog --</text:span></text:p>
              <text:p><text:span text:style-name="T6"><text:tab/></text:span></text:p>
            </draw:text-box>
          </draw:frame>
        </draw:g>
      </draw:page>
      <draw:page draw:name="page5" draw:style-name="dp1" draw:master-page-name="Default">
        <draw:custom-shape draw:style-name="gr27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5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5"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 text:style-name="P26"><text:span text:style-name="T6">My Account</text:span></text:p>
            <text:p text:style-name="P26"><text:span text:style-name="T7"/></text:p>
            <text:p text:style-name="P26"><text:span text:style-name="T7"/></text:p>
          </draw:text-box>
        </draw:frame>
        <draw:frame draw:style-name="gr10" draw:text-style-name="P11" draw:layer="layout" svg:width="5.969cm" svg:height="2.361cm" svg:x="20.028cm" svg:y="0.028cm">
          <draw:text-box>
            <text:p text:style-name="P26"><text:span text:style-name="T6">My Projects</text:span></text:p>
            <text:p text:style-name="P26"><text:span text:style-name="T7"/></text:p>
            <text:p text:style-name="P26"><text:span text:style-name="T7"/></text:p>
            <text:p text:style-name="P26"><text:span text:style-name="T7"/></text:p>
          </draw:text-box>
        </draw:frame>
        <draw:frame draw:style-name="gr11" draw:text-style-name="P10" draw:layer="layout" svg:width="3.07cm" svg:height="1.112cm" svg:x="0cm" svg:y="1.047cm">
          <draw:text-box>
            <text:p text:style-name="P25"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 text:style-name="P25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5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5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5"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28" draw:layer="layout" svg:width="10.676cm" svg:height="1.072cm" svg:x="0.005cm" svg:y="19.939cm">
          <draw:text-box>
            <text:p text:style-name="P27"><text:span text:style-name="T16">3 User Stories selected (63 points)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6.486cm">
            <draw:text-box>
              <text:p text:style-name="P29"><text:span text:style-name="T17">#1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6.4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6.4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6.4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6.4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2cm" svg:y="7.586cm">
            <draw:text-box>
              <text:p text:style-name="P29"><text:span text:style-name="T17">#2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1cm" svg:y="7.5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2cm" svg:y="7.5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3cm" svg:y="7.5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4cm" svg:y="7.5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8.686cm">
            <draw:text-box>
              <text:p text:style-name="P29"><text:span text:style-name="T17">#3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8.6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8.6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8.6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8.6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3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3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3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34"><text:span text:style-name="T14">? <text:s/></text:span><text:span text:style-name="T6">Help</text:span></text:p>
          </draw:text-box>
        </draw:frame>
      </draw:page>
      <draw:page draw:name="page6" draw:style-name="dp1" draw:master-page-name="Default">
        <draw:custom-shape draw:style-name="gr27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5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5"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 text:style-name="P26"><text:span text:style-name="T6">My Account</text:span></text:p>
            <text:p text:style-name="P26"><text:span text:style-name="T7"/></text:p>
            <text:p text:style-name="P26"><text:span text:style-name="T7"/></text:p>
          </draw:text-box>
        </draw:frame>
        <draw:frame draw:style-name="gr10" draw:text-style-name="P11" draw:layer="layout" svg:width="5.969cm" svg:height="2.361cm" svg:x="20.028cm" svg:y="0.028cm">
          <draw:text-box>
            <text:p text:style-name="P26"><text:span text:style-name="T6">My Projects</text:span></text:p>
            <text:p text:style-name="P26"><text:span text:style-name="T7"/></text:p>
            <text:p text:style-name="P26"><text:span text:style-name="T7"/></text:p>
            <text:p text:style-name="P26"><text:span text:style-name="T7"/></text:p>
          </draw:text-box>
        </draw:frame>
        <draw:frame draw:style-name="gr11" draw:text-style-name="P10" draw:layer="layout" svg:width="3.07cm" svg:height="1.112cm" svg:x="0cm" svg:y="1.047cm">
          <draw:text-box>
            <text:p text:style-name="P25"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 text:style-name="P25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5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5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5"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28" draw:layer="layout" svg:width="10.676cm" svg:height="1.072cm" svg:x="0.005cm" svg:y="19.939cm">
          <draw:text-box>
            <text:p text:style-name="P27"><text:span text:style-name="T16">3 User Storie/s selected (63 points)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6.486cm">
            <draw:text-box>
              <text:p text:style-name="P29"><text:span text:style-name="T17">#1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6.4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6.4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6.4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6.4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2cm" svg:y="7.586cm">
            <draw:text-box>
              <text:p text:style-name="P29"><text:span text:style-name="T17">#2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1cm" svg:y="7.5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2cm" svg:y="7.5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3cm" svg:y="7.5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4cm" svg:y="7.5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8.686cm">
            <draw:text-box>
              <text:p text:style-name="P29"><text:span text:style-name="T17">#3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8.6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8.6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8.6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8.6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3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3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34"><text:span text:style-name="T14">? <text:s/></text:span><text:span text:style-name="T6">Help</text:span></text:p>
          </draw:text-box>
        </draw:frame>
        <draw:frame draw:style-name="gr18" draw:text-style-name="P16" draw:layer="layout" svg:width="18.033cm" svg:height="1.162cm" svg:x="0.001cm" svg:y="10.886cm">
          <draw:text-box>
            <text:p text:style-name="P3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custom-shape draw:style-name="gr22" draw:text-style-name="P8" draw:layer="layout" svg:width="11.895cm" svg:height="10.754cm" svg:x="8.048cm" svg:y="5.12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11.442cm" svg:height="10.145cm" svg:x="8.247cm" svg:y="5.35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3" draw:layer="layout" svg:width="10.651cm" svg:height="1.774cm" svg:x="8.336cm" svg:y="5.433cm">
            <draw:text-box>
              <text:p><text:span text:style-name="T14">Move to 3 User Stories to Sprint:</text:span></text:p>
            </draw:text-box>
          </draw:frame>
          <draw:line draw:style-name="gr25" draw:text-style-name="P8" draw:layer="layout" svg:x1="8.507cm" svg:y1="6.37cm" svg:x2="19.435cm" svg:y2="6.355cm">
            <text:p/>
          </draw:line>
          <draw:frame draw:style-name="gr28" draw:text-style-name="P36" draw:layer="layout" svg:width="2.412cm" svg:height="1.149cm" svg:x="16.546cm" svg:y="13.973cm">
            <draw:text-box>
              <text:p text:style-name="P35"><text:span text:style-name="T15">Move</text:span></text:p>
            </draw:text-box>
          </draw:frame>
          <draw:g>
            <draw:custom-shape draw:style-name="gr29" draw:text-style-name="P8" draw:layer="layout" svg:width="10.033cm" svg:height="6.068cm" svg:x="8.894cm" svg:y="7.526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8" draw:layer="layout" svg:width="10.033cm" svg:height="1.038cm" svg:x="8.894cm" svg:y="7.426cm">
              <draw:text-box>
                <text:p text:style-name="P8">Sprint 6</text:p>
              </draw:text-box>
            </draw:frame>
            <draw:frame draw:style-name="gr30" draw:text-style-name="P8" draw:layer="layout" svg:width="10.033cm" svg:height="1.038cm" svg:x="8.894cm" svg:y="8.226cm">
              <draw:text-box>
                <text:p text:style-name="P8">Sprint 5</text:p>
              </draw:text-box>
            </draw:frame>
            <draw:frame draw:style-name="gr31" draw:text-style-name="P37" draw:layer="layout" svg:width="10.033cm" svg:height="1.072cm" svg:x="8.894cm" svg:y="9.226cm">
              <draw:text-box>
                <text:p text:style-name="P37"><text:span text:style-name="T18">Sprint 4</text:span></text:p>
              </draw:text-box>
            </draw:frame>
            <draw:frame draw:style-name="gr30" draw:text-style-name="P8" draw:layer="layout" svg:width="10.033cm" svg:height="1.038cm" svg:x="8.894cm" svg:y="10.226cm">
              <draw:text-box>
                <text:p text:style-name="P8">Sprint 3</text:p>
              </draw:text-box>
            </draw:frame>
            <draw:frame draw:style-name="gr30" draw:text-style-name="P8" draw:layer="layout" svg:width="10.033cm" svg:height="1.038cm" svg:x="8.895cm" svg:y="11.026cm">
              <draw:text-box>
                <text:p text:style-name="P8">Sprint 2</text:p>
              </draw:text-box>
            </draw:frame>
            <draw:frame draw:style-name="gr30" draw:text-style-name="P8" draw:layer="layout" svg:width="10.033cm" svg:height="1.038cm" svg:x="8.896cm" svg:y="11.826cm">
              <draw:text-box>
                <text:p text:style-name="P8">Sprint 1</text:p>
              </draw:text-box>
            </draw:frame>
            <draw:frame draw:style-name="gr30" draw:text-style-name="P8" draw:layer="layout" svg:width="10.033cm" svg:height="1.038cm" svg:x="8.897cm" svg:y="12.626cm">
              <draw:text-box>
                <text:p text:style-name="P8">Sprint 0</text:p>
              </draw:text-box>
            </draw:frame>
          </draw:g>
        </draw:g>
      </draw:page>
      <draw:page draw:name="page7" draw:style-name="dp1" draw:master-page-name="Default">
        <draw:g>
          <draw:custom-shape draw:style-name="gr9" draw:text-style-name="P4" draw:layer="layout" svg:width="27.991cm" svg:height="1.016cm" svg:x="0cm" svg:y="0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5.969cm" svg:height="1.774cm" svg:x="-0.127cm" svg:y="0cm">
            <draw:text-box>
              <text:p><text:span text:style-name="T3">GREENMINE</text:span></text:p>
            </draw:text-box>
          </draw:frame>
          <draw:frame draw:style-name="gr8" draw:text-style-name="P10" draw:layer="layout" svg:width="5.969cm" svg:height="1.774cm" svg:x="3.674cm" svg:y="0cm">
            <draw:text-box>
              <text:p><text:span text:style-name="T5">Project 1</text:span></text:p>
            </draw:text-box>
          </draw:frame>
          <draw:frame draw:style-name="gr8" draw:text-style-name="P11" draw:layer="layout" svg:width="5.969cm" svg:height="1.92cm" svg:x="24.127cm" svg:y="0.028cm">
            <draw:text-box>
              <text:p><text:span text:style-name="T6">My Account</text:span></text:p>
              <text:p><text:span text:style-name="T7"/></text:p>
              <text:p><text:span text:style-name="T7"/></text:p>
            </draw:text-box>
          </draw:frame>
          <draw:frame draw:style-name="gr10" draw:text-style-name="P11" draw:layer="layout" svg:width="5.969cm" svg:height="2.361cm" svg:x="20.028cm" svg:y="0.028cm">
            <draw:text-box>
              <text:p><text:span text:style-name="T6">My Projects</text:span></text:p>
              <text:p><text:span text:style-name="T7"/></text:p>
              <text:p><text:span text:style-name="T7"/></text:p>
              <text:p><text:span text:style-name="T7"/></text:p>
            </draw:text-box>
          </draw:frame>
          <draw:frame draw:style-name="gr11" draw:text-style-name="P10" draw:layer="layout" svg:width="3.07cm" svg:height="1.112cm" svg:x="0cm" svg:y="1.047cm">
            <draw:text-box>
              <text:p><text:span text:style-name="T5">Backlog</text:span></text:p>
            </draw:text-box>
          </draw:frame>
          <draw:frame draw:style-name="gr12" draw:text-style-name="P10" draw:layer="layout" svg:width="3.07cm" svg:height="1.112cm" svg:x="3.1cm" svg:y="1.047cm">
            <draw:text-box>
              <text:p><text:span text:style-name="T5">Sprints</text:span></text:p>
            </draw:text-box>
          </draw:frame>
          <draw:frame draw:style-name="gr12" draw:text-style-name="P10" draw:layer="layout" svg:width="3.07cm" svg:height="1.112cm" svg:x="6.2cm" svg:y="1.047cm">
            <draw:text-box>
              <text:p><text:span text:style-name="T5">Issues</text:span></text:p>
            </draw:text-box>
          </draw:frame>
          <draw:frame draw:style-name="gr12" draw:text-style-name="P10" draw:layer="layout" svg:width="3.07cm" svg:height="1.112cm" svg:x="9.3cm" svg:y="1.047cm">
            <draw:text-box>
              <text:p><text:span text:style-name="T5">Wiki</text:span></text:p>
            </draw:text-box>
          </draw:frame>
          <draw:frame draw:style-name="gr12" draw:text-style-name="P10" draw:layer="layout" svg:width="3.07cm" svg:height="1.112cm" svg:x="12.3cm" svg:y="1.047cm">
            <draw:text-box>
              <text:p><text:span text:style-name="T5">Admin</text:span></text:p>
            </draw:text-box>
          </draw:frame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15" draw:text-style-name="P12" draw:layer="layout" svg:width="10.676cm" svg:height="1.072cm" svg:x="0.005cm" svg:y="19.939cm">
            <draw:text-box>
              <text:p><text:span text:style-name="T8">Info =&gt; </text:span><text:span text:style-name="T9">Status Bar Messages</text:span></text:p>
            </draw:text-box>
          </draw:frame>
          <draw:g>
            <draw:frame draw:style-name="gr16" draw:text-style-name="P10" draw:layer="layout" svg:width="17.907cm" svg:height="1.162cm" svg:x="0cm" svg:y="5.186cm">
              <draw:text-box>
                <text:p text:style-name="P8"><text:span text:style-name="T5">US </text:span></text:p>
              </draw:text-box>
            </draw:frame>
            <draw:g>
              <draw:frame draw:style-name="gr16" draw:text-style-name="P10" draw:layer="layout" svg:width="2.539cm" svg:height="1.162cm" svg:x="17.949cm" svg:y="5.186cm">
                <draw:text-box>
                  <text:p text:style-name="P8"><text:span text:style-name="T5">UX</text:span></text:p>
                </draw:text-box>
              </draw:frame>
              <draw:frame draw:style-name="gr16" draw:text-style-name="P10" draw:layer="layout" svg:width="2.539cm" svg:height="1.162cm" svg:x="20.45cm" svg:y="5.186cm">
                <draw:text-box>
                  <text:p text:style-name="P8"><text:span text:style-name="T5">Desig</text:span></text:p>
                </draw:text-box>
              </draw:frame>
              <draw:frame draw:style-name="gr16" draw:text-style-name="P10" draw:layer="layout" svg:width="2.539cm" svg:height="1.162cm" svg:x="22.951cm" svg:y="5.186cm">
                <draw:text-box>
                  <text:p text:style-name="P8"><text:span text:style-name="T5">Front</text:span></text:p>
                </draw:text-box>
              </draw:frame>
              <draw:frame draw:style-name="gr16" draw:text-style-name="P10" draw:layer="layout" svg:width="2.539cm" svg:height="1.162cm" svg:x="25.452cm" svg:y="5.186cm">
                <draw:text-box>
                  <text:p text:style-name="P8"><text:span text:style-name="T5">Back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6.486cm">
              <draw:text-box>
  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6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6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6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6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7.586cm">
              <draw:text-box>
  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7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7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7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7.5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8.686cm">
              <draw:text-box>
  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8.6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8.6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8.6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8.6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9.786cm">
              <draw:text-box>
  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9.7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9.7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9.7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9.7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8" draw:text-style-name="P17" draw:layer="layout" svg:width="2.539cm" svg:height="1.162cm" svg:x="17.95cm" svg:y="10.886cm">
              <draw:text-box>
                <text:p text:style-name="P8"><text:span text:style-name="T6">?</text:span></text:p>
              </draw:text-box>
            </draw:frame>
            <draw:frame draw:style-name="gr18" draw:text-style-name="P17" draw:layer="layout" svg:width="2.539cm" svg:height="1.162cm" svg:x="20.451cm" svg:y="10.886cm">
              <draw:text-box>
                <text:p text:style-name="P8"><text:span text:style-name="T6">10</text:span></text:p>
              </draw:text-box>
            </draw:frame>
            <draw:frame draw:style-name="gr18" draw:text-style-name="P17" draw:layer="layout" svg:width="2.539cm" svg:height="1.162cm" svg:x="22.952cm" svg:y="10.886cm">
              <draw:text-box>
                <text:p text:style-name="P8"><text:span text:style-name="T6">1</text:span></text:p>
              </draw:text-box>
            </draw:frame>
            <draw:frame draw:style-name="gr18" draw:text-style-name="P17" draw:layer="layout" svg:width="2.539cm" svg:height="1.162cm" svg:x="25.453cm" svg:y="10.886cm">
              <draw:text-box>
                <text:p text:style-name="P8"><text:span text:style-name="T6">20</text:span></text:p>
              </draw:text-box>
            </draw:frame>
          </draw:g>
          <draw:g>
            <draw:frame draw:style-name="gr17" draw:text-style-name="P14" draw:layer="layout" svg:width="17.907cm" svg:height="1.162cm" svg:x="0.002cm" svg:y="11.986cm">
              <draw:text-box>
  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1.9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1.9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1.9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1.9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3.086cm">
              <draw:text-box>
  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3.0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3.0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3.0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3.0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4.186cm">
              <draw:text-box>
  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4.1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4.1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4.1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4.1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5.286cm">
              <draw:text-box>
  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5.2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5.2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5.2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5.2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6.386cm">
              <draw:text-box>
  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6.3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6.3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6.3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6.3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7.486cm">
              <draw:text-box>
  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7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7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7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7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8.586cm">
              <draw:text-box>
  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8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8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8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8.586cm">
                <draw:text-box>
                  <text:p text:style-name="P8"><text:span text:style-name="T5">20</text:span></text:p>
                </draw:text-box>
              </draw:frame>
            </draw:g>
          </draw:g>
          <draw:frame draw:style-name="gr17" draw:text-style-name="P14" draw:layer="layout" svg:width="27.988cm" svg:height="1.196cm" svg:x="0.003cm" svg:y="2.286cm">
            <draw:text-box>
  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  </draw:text-box>
          </draw:frame>
          <draw:frame draw:style-name="gr17" draw:text-style-name="P14" draw:layer="layout" svg:width="27.988cm" svg:height="1.196cm" svg:x="0.003cm" svg:y="3.387cm">
            <draw:text-box>
  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  </draw:text-box>
          </draw:frame>
          <draw:frame draw:style-name="gr19" draw:text-style-name="P19" draw:layer="layout" svg:width="2.427cm" svg:height="1.072cm" svg:x="25.654cm" svg:y="19.939cm">
            <draw:text-box>
              <text:p text:style-name="P18"><text:span text:style-name="T14">? <text:s/></text:span><text:span text:style-name="T6">Help</text:span></text:p>
            </draw:text-box>
          </draw:frame>
          <draw:frame draw:style-name="gr18" draw:text-style-name="P16" draw:layer="layout" svg:width="18.033cm" svg:height="1.162cm" svg:x="0.001cm" svg:y="10.886cm">
            <draw:text-box>
  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  </draw:text-box>
          </draw:frame>
        </draw:g>
        <draw:g>
          <draw:custom-shape draw:style-name="gr22" draw:text-style-name="P8" draw:layer="layout" svg:width="19.685cm" svg:height="12.293cm" svg:x="4.154cm" svg:y="4.35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19.05cm" svg:height="11.557cm" svg:x="4.446cm" svg:y="4.58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3" draw:layer="layout" svg:width="15.617cm" svg:height="1.774cm" svg:x="4.576cm" svg:y="4.665cm">
            <draw:text-box>
              <text:p><text:span text:style-name="T14">Create new User Story:</text:span></text:p>
            </draw:text-box>
          </draw:frame>
          <draw:line draw:style-name="gr25" draw:text-style-name="P8" draw:layer="layout" svg:x1="4.827cm" svg:y1="5.602cm" svg:x2="23.242cm" svg:y2="5.475cm">
            <text:p/>
          </draw:line>
          <draw:frame draw:style-name="gr32" draw:text-style-name="P24" draw:layer="layout" svg:width="17.78cm" svg:height="7.475cm" svg:x="5.081cm" svg:y="5.86cm">
            <draw:text-box>
              <text:p><text:span text:style-name="T6">Subject: <text:s text:c="5"/></text:span><text:span text:style-name="T19"><text:s text:c="76"/></text:span></text:p>
              <text:p><text:span text:style-name="T6">Points <text:s text:c="8"/>UX: <text:s text:c="8"/>Design: <text:s/></text:span><text:span text:style-name="T19"><text:s/>1 </text:span><text:span text:style-name="T6"><text:s text:c="3"/>Front: <text:s/></text:span><text:span text:style-name="T19"><text:s/>2 </text:span><text:span text:style-name="T6"><text:s text:c="3"/>Back: <text:s text:c="2"/></text:span><text:span text:style-name="T19"><text:s/>20 </text:span></text:p>
              <text:p><text:span text:style-name="T6">Tags: <text:s text:c="10"/></text:span><text:span text:style-name="T19"><text:s text:c="76"/></text:span></text:p>
              <text:p><text:span text:style-name="T6">Description: </text:span><text:span text:style-name="T19"><text:s text:c="76"/></text:span></text:p>
              <text:p><text:span text:style-name="T6"><text:s text:c="20"/></text:span><text:span text:style-name="T19"><text:s text:c="76"/></text:span></text:p>
              <text:p><text:span text:style-name="T6"><text:s text:c="20"/></text:span><text:span text:style-name="T19"><text:s text:c="76"/></text:span></text:p>
              <text:p><text:span text:style-name="T6"><text:s text:c="20"/></text:span><text:span text:style-name="T19"><text:s text:c="76"/></text:span></text:p>
              <text:p><text:span text:style-name="T6">[ </text:span><text:span text:style-name="T20">X</text:span><text:span text:style-name="T6"> ] Client Requirement</text:span></text:p>
              <text:p><text:span text:style-name="T6">[ </text:span><text:span text:style-name="T20">X</text:span><text:span text:style-name="T6"> ] Team Requirement</text:span></text:p>
            </draw:text-box>
          </draw:frame>
          <draw:frame draw:style-name="gr28" draw:text-style-name="P36" draw:layer="layout" svg:width="2.381cm" svg:height="1.149cm" svg:x="20.701cm" svg:y="14.605cm">
            <draw:text-box>
              <text:p text:style-name="P35"><text:span text:style-name="T15">Create</text:span></text:p>
            </draw:text-box>
          </draw:frame>
          <draw:g>
            <draw:custom-shape draw:style-name="gr29" draw:text-style-name="P8" draw:layer="layout" svg:width="1.397cm" svg:height="3.429cm" svg:x="9.778cm" svg:y="6.758cm">
              <text:p text:style-name="P8"/>
              <draw:enhanced-geometry svg:viewBox="0 0 21600 21600" draw:type="rectangle" draw:enhanced-path="M 0 0 L 21600 0 21600 21600 0 21600 0 0 Z N"/>
            </draw:custom-shape>
            <draw:frame draw:style-name="gr30" draw:text-style-name="P8" draw:layer="layout" svg:width="1.397cm" svg:height="1.038cm" svg:x="9.778cm" svg:y="6.758cm">
              <draw:text-box>
                <text:p text:style-name="P8">?</text:p>
              </draw:text-box>
            </draw:frame>
            <draw:frame draw:style-name="gr30" draw:text-style-name="P8" draw:layer="layout" svg:width="1.397cm" svg:height="1.038cm" svg:x="9.778cm" svg:y="7.458cm">
              <draw:text-box>
                <text:p text:style-name="P8">0</text:p>
              </draw:text-box>
            </draw:frame>
            <draw:frame draw:style-name="gr31" draw:text-style-name="P37" draw:layer="layout" svg:width="1.397cm" svg:height="1.072cm" svg:x="9.778cm" svg:y="8.258cm">
              <draw:text-box>
                <text:p text:style-name="P37"><text:span text:style-name="T18">1/2</text:span></text:p>
              </draw:text-box>
            </draw:frame>
            <draw:frame draw:style-name="gr30" draw:text-style-name="P8" draw:layer="layout" svg:width="1.397cm" svg:height="1.038cm" svg:x="9.779cm" svg:y="9.058cm">
              <draw:text-box>
                <text:p text:style-name="P8">1</text:p>
              </draw:text-box>
            </draw:frame>
          </draw:g>
          <draw:frame draw:style-name="gr33" draw:text-style-name="P39" draw:layer="layout" svg:width="14.859cm" svg:height="1.149cm" svg:x="5.08cm" svg:y="14.606cm">
            <draw:text-box>
              <text:p text:style-name="P38"><text:span text:style-name="T13">Error: Subject required.</text:span></text:p>
            </draw:text-box>
          </draw:frame>
        </draw:g>
      </draw:page>
      <draw:page draw:name="page8" draw:style-name="dp1" draw:master-page-name="Default">
        <draw:g>
          <draw:custom-shape draw:style-name="gr9" draw:text-style-name="P4" draw:layer="layout" svg:width="27.991cm" svg:height="1.016cm" svg:x="0cm" svg:y="0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5.969cm" svg:height="1.774cm" svg:x="-0.127cm" svg:y="0cm">
            <draw:text-box>
              <text:p><text:span text:style-name="T3">GREENMINE</text:span></text:p>
            </draw:text-box>
          </draw:frame>
          <draw:frame draw:style-name="gr8" draw:text-style-name="P10" draw:layer="layout" svg:width="5.969cm" svg:height="1.774cm" svg:x="3.674cm" svg:y="0cm">
            <draw:text-box>
              <text:p><text:span text:style-name="T5">Project 1</text:span></text:p>
            </draw:text-box>
          </draw:frame>
          <draw:frame draw:style-name="gr8" draw:text-style-name="P11" draw:layer="layout" svg:width="5.969cm" svg:height="1.92cm" svg:x="24.127cm" svg:y="0.028cm">
            <draw:text-box>
              <text:p><text:span text:style-name="T6">My Account</text:span></text:p>
              <text:p><text:span text:style-name="T7"/></text:p>
              <text:p><text:span text:style-name="T7"/></text:p>
            </draw:text-box>
          </draw:frame>
          <draw:frame draw:style-name="gr10" draw:text-style-name="P11" draw:layer="layout" svg:width="5.969cm" svg:height="2.361cm" svg:x="20.028cm" svg:y="0.028cm">
            <draw:text-box>
              <text:p><text:span text:style-name="T6">My Projects</text:span></text:p>
              <text:p><text:span text:style-name="T7"/></text:p>
              <text:p><text:span text:style-name="T7"/></text:p>
              <text:p><text:span text:style-name="T7"/></text:p>
            </draw:text-box>
          </draw:frame>
          <draw:frame draw:style-name="gr11" draw:text-style-name="P10" draw:layer="layout" svg:width="3.07cm" svg:height="1.112cm" svg:x="0cm" svg:y="1.047cm">
            <draw:text-box>
              <text:p><text:span text:style-name="T5">Backlog</text:span></text:p>
            </draw:text-box>
          </draw:frame>
          <draw:frame draw:style-name="gr12" draw:text-style-name="P10" draw:layer="layout" svg:width="3.07cm" svg:height="1.112cm" svg:x="3.1cm" svg:y="1.047cm">
            <draw:text-box>
              <text:p><text:span text:style-name="T5">Sprints</text:span></text:p>
            </draw:text-box>
          </draw:frame>
          <draw:frame draw:style-name="gr12" draw:text-style-name="P10" draw:layer="layout" svg:width="3.07cm" svg:height="1.112cm" svg:x="6.2cm" svg:y="1.047cm">
            <draw:text-box>
              <text:p><text:span text:style-name="T5">Issues</text:span></text:p>
            </draw:text-box>
          </draw:frame>
          <draw:frame draw:style-name="gr12" draw:text-style-name="P10" draw:layer="layout" svg:width="3.07cm" svg:height="1.112cm" svg:x="9.3cm" svg:y="1.047cm">
            <draw:text-box>
              <text:p><text:span text:style-name="T5">Wiki</text:span></text:p>
            </draw:text-box>
          </draw:frame>
          <draw:frame draw:style-name="gr12" draw:text-style-name="P10" draw:layer="layout" svg:width="3.07cm" svg:height="1.112cm" svg:x="12.3cm" svg:y="1.047cm">
            <draw:text-box>
              <text:p><text:span text:style-name="T5">Admin</text:span></text:p>
            </draw:text-box>
          </draw:frame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15" draw:text-style-name="P12" draw:layer="layout" svg:width="10.676cm" svg:height="1.072cm" svg:x="0.005cm" svg:y="19.939cm">
            <draw:text-box>
              <text:p><text:span text:style-name="T8">Info =&gt; </text:span><text:span text:style-name="T9">Status Bar Messages</text:span></text:p>
            </draw:text-box>
          </draw:frame>
          <draw:g>
            <draw:frame draw:style-name="gr16" draw:text-style-name="P10" draw:layer="layout" svg:width="17.907cm" svg:height="1.162cm" svg:x="0cm" svg:y="5.186cm">
              <draw:text-box>
                <text:p text:style-name="P8"><text:span text:style-name="T5">US </text:span></text:p>
              </draw:text-box>
            </draw:frame>
            <draw:g>
              <draw:frame draw:style-name="gr16" draw:text-style-name="P10" draw:layer="layout" svg:width="2.539cm" svg:height="1.162cm" svg:x="17.949cm" svg:y="5.186cm">
                <draw:text-box>
                  <text:p text:style-name="P8"><text:span text:style-name="T5">UX</text:span></text:p>
                </draw:text-box>
              </draw:frame>
              <draw:frame draw:style-name="gr16" draw:text-style-name="P10" draw:layer="layout" svg:width="2.539cm" svg:height="1.162cm" svg:x="20.45cm" svg:y="5.186cm">
                <draw:text-box>
                  <text:p text:style-name="P8"><text:span text:style-name="T5">Desig</text:span></text:p>
                </draw:text-box>
              </draw:frame>
              <draw:frame draw:style-name="gr16" draw:text-style-name="P10" draw:layer="layout" svg:width="2.539cm" svg:height="1.162cm" svg:x="22.951cm" svg:y="5.186cm">
                <draw:text-box>
                  <text:p text:style-name="P8"><text:span text:style-name="T5">Front</text:span></text:p>
                </draw:text-box>
              </draw:frame>
              <draw:frame draw:style-name="gr16" draw:text-style-name="P10" draw:layer="layout" svg:width="2.539cm" svg:height="1.162cm" svg:x="25.452cm" svg:y="5.186cm">
                <draw:text-box>
                  <text:p text:style-name="P8"><text:span text:style-name="T5">Back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6.486cm">
              <draw:text-box>
  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6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6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6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6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7.586cm">
              <draw:text-box>
  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7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7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7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7.5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8.686cm">
              <draw:text-box>
  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8.6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8.6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8.6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8.6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9.786cm">
              <draw:text-box>
  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9.7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9.7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9.7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9.7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8" draw:text-style-name="P17" draw:layer="layout" svg:width="2.539cm" svg:height="1.162cm" svg:x="17.95cm" svg:y="10.886cm">
              <draw:text-box>
                <text:p text:style-name="P8"><text:span text:style-name="T6">?</text:span></text:p>
              </draw:text-box>
            </draw:frame>
            <draw:frame draw:style-name="gr18" draw:text-style-name="P17" draw:layer="layout" svg:width="2.539cm" svg:height="1.162cm" svg:x="20.451cm" svg:y="10.886cm">
              <draw:text-box>
                <text:p text:style-name="P8"><text:span text:style-name="T6">10</text:span></text:p>
              </draw:text-box>
            </draw:frame>
            <draw:frame draw:style-name="gr18" draw:text-style-name="P17" draw:layer="layout" svg:width="2.539cm" svg:height="1.162cm" svg:x="22.952cm" svg:y="10.886cm">
              <draw:text-box>
                <text:p text:style-name="P8"><text:span text:style-name="T6">1</text:span></text:p>
              </draw:text-box>
            </draw:frame>
            <draw:frame draw:style-name="gr18" draw:text-style-name="P17" draw:layer="layout" svg:width="2.539cm" svg:height="1.162cm" svg:x="25.453cm" svg:y="10.886cm">
              <draw:text-box>
                <text:p text:style-name="P8"><text:span text:style-name="T6">20</text:span></text:p>
              </draw:text-box>
            </draw:frame>
          </draw:g>
          <draw:g>
            <draw:frame draw:style-name="gr17" draw:text-style-name="P14" draw:layer="layout" svg:width="17.907cm" svg:height="1.162cm" svg:x="0.002cm" svg:y="11.986cm">
              <draw:text-box>
  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1.9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1.9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1.9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1.9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3.086cm">
              <draw:text-box>
  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3.0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3.0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3.0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3.0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4.186cm">
              <draw:text-box>
  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4.1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4.1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4.1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4.1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5.286cm">
              <draw:text-box>
  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5.2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5.2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5.2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5.2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6.386cm">
              <draw:text-box>
  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6.3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6.3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6.3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6.3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7.486cm">
              <draw:text-box>
  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7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7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7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7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8.586cm">
              <draw:text-box>
  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8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8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8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8.586cm">
                <draw:text-box>
                  <text:p text:style-name="P8"><text:span text:style-name="T5">20</text:span></text:p>
                </draw:text-box>
              </draw:frame>
            </draw:g>
          </draw:g>
          <draw:frame draw:style-name="gr17" draw:text-style-name="P14" draw:layer="layout" svg:width="27.988cm" svg:height="1.196cm" svg:x="0.003cm" svg:y="2.286cm">
            <draw:text-box>
  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  </draw:text-box>
          </draw:frame>
          <draw:frame draw:style-name="gr17" draw:text-style-name="P14" draw:layer="layout" svg:width="27.988cm" svg:height="1.196cm" svg:x="0.003cm" svg:y="3.387cm">
            <draw:text-box>
  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  </draw:text-box>
          </draw:frame>
          <draw:frame draw:style-name="gr19" draw:text-style-name="P19" draw:layer="layout" svg:width="2.427cm" svg:height="1.072cm" svg:x="25.654cm" svg:y="19.939cm">
            <draw:text-box>
              <text:p text:style-name="P18"><text:span text:style-name="T14">? <text:s/></text:span><text:span text:style-name="T6">Help</text:span></text:p>
            </draw:text-box>
          </draw:frame>
          <draw:frame draw:style-name="gr18" draw:text-style-name="P16" draw:layer="layout" svg:width="18.033cm" svg:height="1.162cm" svg:x="0.001cm" svg:y="10.886cm">
            <draw:text-box>
  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  </draw:text-box>
          </draw:frame>
        </draw:g>
        <draw:g>
          <draw:custom-shape draw:style-name="gr22" draw:text-style-name="P8" draw:layer="layout" svg:width="19.685cm" svg:height="12.293cm" svg:x="4.154cm" svg:y="4.35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19.05cm" svg:height="11.557cm" svg:x="4.446cm" svg:y="4.58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3" draw:layer="layout" svg:width="15.617cm" svg:height="1.774cm" svg:x="4.576cm" svg:y="4.665cm">
            <draw:text-box>
              <text:p><text:span text:style-name="T14">Edit User Story:</text:span></text:p>
            </draw:text-box>
          </draw:frame>
          <draw:line draw:style-name="gr25" draw:text-style-name="P8" draw:layer="layout" svg:x1="4.827cm" svg:y1="5.602cm" svg:x2="23.242cm" svg:y2="5.475cm">
            <text:p/>
          </draw:line>
          <draw:frame draw:style-name="gr32" draw:text-style-name="P24" draw:layer="layout" svg:width="17.78cm" svg:height="7.475cm" svg:x="5.081cm" svg:y="5.86cm">
            <draw:text-box>
              <text:p><text:span text:style-name="T21">Subject: <text:s text:c="5"/></text:span><text:span text:style-name="T19">My first User Story <text:s text:c="45"/></text:span></text:p>
              <text:p><text:span text:style-name="T6">Points <text:s text:c="8"/>UX: <text:s text:c="8"/>Design: <text:s/></text:span><text:span text:style-name="T19"><text:s/>1 </text:span><text:span text:style-name="T6"><text:s text:c="3"/>Front: <text:s/></text:span><text:span text:style-name="T19"><text:s/>2 </text:span><text:span text:style-name="T6"><text:s text:c="3"/>Back: <text:s text:c="2"/></text:span><text:span text:style-name="T19"><text:s/>20 </text:span></text:p>
              <text:p><text:span text:style-name="T6">Tags: <text:s text:c="9"/></text:span><text:span text:style-name="T19">Ecommerce, Backoffice, <text:s text:c="36"/></text:span></text:p>
              <text:p><text:span text:style-name="T6">Description:</text:span><text:span text:style-name="T19">This is my first User Story <text:s text:c="34"/></text:span></text:p>
              <text:p><text:span text:style-name="T6"><text:s text:c="19"/></text:span><text:span text:style-name="T19"><text:s text:c="76"/></text:span></text:p>
              <text:p><text:span text:style-name="T6"><text:s text:c="19"/></text:span><text:span text:style-name="T19"><text:s text:c="76"/></text:span></text:p>
              <text:p><text:span text:style-name="T6"><text:s text:c="19"/></text:span><text:span text:style-name="T19"><text:s text:c="76"/></text:span></text:p>
              <text:p><text:span text:style-name="T6">[ X ] Client Requirement</text:span></text:p>
              <text:p><text:span text:style-name="T6">[ </text:span><text:span text:style-name="T20">X</text:span><text:span text:style-name="T6"> ] Team Requirement</text:span></text:p>
            </draw:text-box>
          </draw:frame>
          <draw:frame draw:style-name="gr28" draw:text-style-name="P36" draw:layer="layout" svg:width="2.381cm" svg:height="1.149cm" svg:x="20.701cm" svg:y="14.605cm">
            <draw:text-box>
              <text:p text:style-name="P35"><text:span text:style-name="T15">Create</text:span></text:p>
            </draw:text-box>
          </draw:frame>
          <draw:g>
            <draw:custom-shape draw:style-name="gr29" draw:text-style-name="P8" draw:layer="layout" svg:width="1.397cm" svg:height="3.429cm" svg:x="9.778cm" svg:y="6.758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8" draw:layer="layout" svg:width="1.397cm" svg:height="1.038cm" svg:x="9.778cm" svg:y="6.758cm">
              <draw:text-box>
                <text:p text:style-name="P8">?</text:p>
              </draw:text-box>
            </draw:frame>
            <draw:frame draw:style-name="gr30" draw:text-style-name="P8" draw:layer="layout" svg:width="1.397cm" svg:height="1.038cm" svg:x="9.778cm" svg:y="7.458cm">
              <draw:text-box>
                <text:p text:style-name="P8">0</text:p>
              </draw:text-box>
            </draw:frame>
            <draw:frame draw:style-name="gr31" draw:text-style-name="P37" draw:layer="layout" svg:width="1.397cm" svg:height="1.072cm" svg:x="9.778cm" svg:y="8.258cm">
              <draw:text-box>
                <text:p text:style-name="P37"><text:span text:style-name="T18">1/2</text:span></text:p>
              </draw:text-box>
            </draw:frame>
            <draw:frame draw:style-name="gr30" draw:text-style-name="P8" draw:layer="layout" svg:width="1.397cm" svg:height="1.038cm" svg:x="9.779cm" svg:y="9.058cm">
              <draw:text-box>
                <text:p text:style-name="P8">1</text:p>
              </draw:text-box>
            </draw:frame>
          </draw:g>
          <draw:frame draw:style-name="gr33" draw:text-style-name="P39" draw:layer="layout" svg:width="14.859cm" svg:height="1.149cm" svg:x="5.08cm" svg:y="14.606cm">
            <draw:text-box>
              <text:p text:style-name="P38"><text:span text:style-name="T13">Error: Subject required.</text:span></text:p>
            </draw:text-box>
          </draw:frame>
        </draw:g>
      </draw:page>
      <draw:page draw:name="page9" draw:style-name="dp1" draw:master-page-name="Default">
        <draw:custom-shape draw:style-name="gr9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><text:span text:style-name="T5">Project 1</text:span></text:p>
          </draw:text-box>
        </draw:frame>
        <draw:frame draw:style-name="gr34" draw:text-style-name="P11" draw:layer="layout" svg:width="4.115cm" svg:height="1.038cm" svg:x="23.876cm" svg:y="0cm">
          <draw:text-box>
            <text:p><text:span text:style-name="T6">My Account</text:span></text:p>
          </draw:text-box>
        </draw:frame>
        <draw:frame draw:style-name="gr35" draw:text-style-name="P11" draw:layer="layout" svg:width="3.848cm" svg:height="1.369cm" svg:x="20.028cm" svg:y="0.028cm">
          <draw:text-box>
            <text:p><text:span text:style-name="T6">My Projects</text:span></text:p>
          </draw:text-box>
        </draw:frame>
        <draw:frame draw:style-name="gr12" draw:text-style-name="P10" draw:layer="layout" svg:width="3.07cm" svg:height="1.112cm" svg:x="0cm" svg:y="1.047cm">
          <draw:text-box>
            <text:p><text:span text:style-name="T5">Backlog</text:span></text:p>
          </draw:text-box>
        </draw:frame>
        <draw:frame draw:style-name="gr11" draw:text-style-name="P10" draw:layer="layout" svg:width="3.07cm" svg:height="1.112cm" svg:x="3.1cm" svg:y="1.047cm">
          <draw:text-box>
            <text:p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><text:span text:style-name="T5">Admin</text:span></text:p>
          </draw:text-box>
        </draw:frame>
        <draw:frame draw:style-name="gr15" draw:text-style-name="P12" draw:layer="layout" svg:width="10.676cm" svg:height="1.072cm" svg:x="0.005cm" svg:y="19.939cm">
          <draw:text-box>
            <text:p><text:span text:style-name="T8">Info =&gt; </text:span><text:span text:style-name="T9">Status Bar Messages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18"><text:span text:style-name="T14">? <text:s/></text:span><text:span text:style-name="T6">Help</text:span></text:p>
          </draw:text-box>
        </draw:frame>
        <draw:g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36" draw:text-style-name="P40" draw:layer="layout" svg:width="27.991cm" svg:height="1.138cm" svg:x="0cm" svg:y="2.28cm">
            <draw:text-box>
              <text:p text:style-name="P40"><text:span text:style-name="T22">Sprint 6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10"/></text:span><text:span text:style-name="T23">2</text:span><text:span text:style-name="T22">/</text:span><text:span text:style-name="T24">4</text:span><text:span text:style-name="T22"> US <text:s text:c="3"/></text:span><text:span text:style-name="T23">3.5</text:span><text:span text:style-name="T22">/</text:span><text:span text:style-name="T24">12</text:span><text:span text:style-name="T22"> points <text:s text:c="3"/>from </text:span><text:span text:style-name="T24">11/15/2013</text:span><text:span text:style-name="T22"> to </text:span><text:span text:style-name="T24">11/30/2013</text:span></text:p>
            </draw:text-box>
          </draw:frame>
          <draw:frame draw:style-name="gr37" draw:layer="layout" svg:width="27.983cm" svg:height="1.138cm" svg:x="0.008cm" svg:y="3.561cm">
            <draw:text-box>
              <text:p>] [<text:tab/>#12<text:tab/><text:tab/>The US 12 title <text:s text:c="45"/>UX: 1/2 | Design: 1/2 | Front: 1 | Back: 1</text:p>
            </draw:text-box>
          </draw:frame>
          <draw:frame draw:style-name="gr38" draw:layer="controls" svg:width="2.54cm" svg:height="1.038cm" svg:x="0cm" svg:y="4.744cm">
            <draw:text-box>
              <text:p>#23<text:tab/></text:p>
            </draw:text-box>
          </draw:frame>
          <draw:frame draw:style-name="gr38" draw:layer="controls" svg:width="14.01cm" svg:height="1.038cm" svg:x="2.5cm" svg:y="4.744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cm" svg:y="4.744cm">
            <draw:text-box>
              <text:p text:style-name="P41"><text:span text:style-name="T25">User 1</text:span></text:p>
            </draw:text-box>
          </draw:frame>
          <draw:frame draw:style-name="gr38" draw:text-style-name="P43" draw:layer="controls" svg:width="8.891cm" svg:height="1.038cm" svg:x="19.1cm" svg:y="4.744cm">
            <draw:text-box>
              <text:p text:style-name="P42"><text:span text:style-name="T26">New</text:span></text:p>
            </draw:text-box>
          </draw:frame>
          <draw:frame draw:style-name="gr38" draw:layer="controls" svg:width="2.54cm" svg:height="1.038cm" svg:x="0.001cm" svg:y="5.644cm">
            <draw:text-box>
              <text:p>#23<text:tab/></text:p>
            </draw:text-box>
          </draw:frame>
          <draw:frame draw:style-name="gr38" draw:layer="controls" svg:width="14.01cm" svg:height="1.038cm" svg:x="2.501cm" svg:y="5.644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1cm" svg:y="5.644cm">
            <draw:text-box>
              <text:p text:style-name="P41"><text:span text:style-name="T25">User 1</text:span></text:p>
            </draw:text-box>
          </draw:frame>
          <draw:frame draw:style-name="gr38" draw:text-style-name="P45" draw:layer="controls" svg:width="8.891cm" svg:height="1.038cm" svg:x="19.101cm" svg:y="5.644cm">
            <draw:text-box>
              <text:p text:style-name="P44"><text:span text:style-name="T27">In Progress</text:span></text:p>
            </draw:text-box>
          </draw:frame>
          <draw:frame draw:style-name="gr38" draw:layer="controls" svg:width="2.54cm" svg:height="1.038cm" svg:x="0.002cm" svg:y="6.544cm">
            <draw:text-box>
              <text:p>#23<text:tab/></text:p>
            </draw:text-box>
          </draw:frame>
          <draw:frame draw:style-name="gr38" draw:layer="controls" svg:width="14.01cm" svg:height="1.038cm" svg:x="2.502cm" svg:y="6.544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2cm" svg:y="6.544cm">
            <draw:text-box>
              <text:p text:style-name="P41"><text:span text:style-name="T25">User 1</text:span></text:p>
            </draw:text-box>
          </draw:frame>
          <draw:frame draw:style-name="gr38" draw:text-style-name="P43" draw:layer="controls" svg:width="8.891cm" svg:height="1.038cm" svg:x="19.102cm" svg:y="6.544cm">
            <draw:text-box>
              <text:p text:style-name="P42"><text:span text:style-name="T26">Ready for test</text:span></text:p>
            </draw:text-box>
          </draw:frame>
          <draw:frame draw:style-name="gr37" draw:layer="controls" svg:width="27.983cm" svg:height="1.138cm" svg:x="0.009cm" svg:y="7.562cm">
            <draw:text-box>
              <text:p>] [<text:tab/>#11<text:tab/><text:tab/>The US 11 title <text:s text:c="45"/>UX: 1/2 | Design: 1/2 | Front: 1 | Back: 3</text:p>
            </draw:text-box>
          </draw:frame>
          <draw:frame draw:style-name="gr38" draw:layer="controls" svg:width="2.54cm" svg:height="1.038cm" svg:x="0.001cm" svg:y="8.745cm">
            <draw:text-box>
              <text:p>#23<text:tab/></text:p>
            </draw:text-box>
          </draw:frame>
          <draw:frame draw:style-name="gr38" draw:layer="controls" svg:width="14.01cm" svg:height="1.038cm" svg:x="2.501cm" svg:y="8.745cm">
            <draw:text-box>
              <text:p>Task example with ref 23</text:p>
            </draw:text-box>
          </draw:frame>
          <draw:frame draw:style-name="gr38" draw:text-style-name="P46" draw:layer="controls" svg:width="4.064cm" svg:height="1.038cm" svg:x="15.548cm" svg:y="8.745cm">
            <draw:text-box>
              <text:p text:style-name="P46"><text:span text:style-name="T4">Unassigned</text:span></text:p>
            </draw:text-box>
          </draw:frame>
          <draw:frame draw:style-name="gr38" draw:text-style-name="P43" draw:layer="controls" svg:width="8.891cm" svg:height="1.038cm" svg:x="19.101cm" svg:y="8.745cm">
            <draw:text-box>
              <text:p text:style-name="P42"><text:span text:style-name="T26">New</text:span></text:p>
            </draw:text-box>
          </draw:frame>
          <draw:frame draw:style-name="gr38" draw:layer="controls" svg:width="2.54cm" svg:height="1.038cm" svg:x="0.002cm" svg:y="9.645cm">
            <draw:text-box>
              <text:p>#23<text:tab/></text:p>
            </draw:text-box>
          </draw:frame>
          <draw:frame draw:style-name="gr38" draw:layer="controls" svg:width="14.01cm" svg:height="1.038cm" svg:x="2.502cm" svg:y="9.645cm">
            <draw:text-box>
              <text:p>Task example with ref 23</text:p>
            </draw:text-box>
          </draw:frame>
          <draw:frame draw:style-name="gr38" draw:text-style-name="P21" draw:layer="controls" svg:width="3.937cm" svg:height="1.038cm" svg:x="15.802cm" svg:y="9.645cm">
            <draw:text-box>
              <text:p text:style-name="P21"><text:span text:style-name="T4">Unassigned</text:span></text:p>
            </draw:text-box>
          </draw:frame>
          <draw:frame draw:style-name="gr38" draw:text-style-name="P43" draw:layer="controls" svg:width="8.891cm" svg:height="1.038cm" svg:x="19.102cm" svg:y="9.645cm">
            <draw:text-box>
              <text:p text:style-name="P42"><text:span text:style-name="T26">New</text:span></text:p>
            </draw:text-box>
          </draw:frame>
          <draw:frame draw:style-name="gr39" draw:text-style-name="P47" draw:layer="controls" svg:width="2.54cm" svg:height="1.038cm" svg:x="0.003cm" svg:y="10.545cm">
            <draw:text-box>
              <text:p text:style-name="P47"><text:span text:style-name="T28">#23</text:span><text:span text:style-name="T28"><text:tab/></text:span></text:p>
            </draw:text-box>
          </draw:frame>
          <draw:frame draw:style-name="gr39" draw:text-style-name="P47" draw:layer="controls" svg:width="14.01cm" svg:height="1.038cm" svg:x="2.503cm" svg:y="10.545cm">
            <draw:text-box>
              <text:p text:style-name="P47"><text:span text:style-name="T28">Task example with ref 23</text:span></text:p>
            </draw:text-box>
          </draw:frame>
          <draw:frame draw:style-name="gr39" draw:text-style-name="P48" draw:layer="controls" svg:width="2.51cm" svg:height="1.038cm" svg:x="16.503cm" svg:y="10.545cm">
            <draw:text-box>
              <text:p text:style-name="P48"><text:span text:style-name="T29">User 3</text:span></text:p>
            </draw:text-box>
          </draw:frame>
          <draw:frame draw:style-name="gr39" draw:text-style-name="P44" draw:layer="controls" svg:width="9.071cm" svg:height="1.038cm" svg:x="18.923cm" svg:y="10.545cm">
            <draw:text-box>
              <text:p text:style-name="P44"><text:span text:style-name="T27">In Progress</text:span></text:p>
            </draw:text-box>
          </draw:frame>
          <draw:frame draw:style-name="gr38" draw:layer="controls" svg:width="2.54cm" svg:height="1.038cm" svg:x="0.004cm" svg:y="11.445cm">
            <draw:text-box>
              <text:p>#23<text:tab/></text:p>
            </draw:text-box>
          </draw:frame>
          <draw:frame draw:style-name="gr38" draw:layer="controls" svg:width="14.01cm" svg:height="1.038cm" svg:x="2.504cm" svg:y="11.445cm">
            <draw:text-box>
              <text:p>Task example with ref 23</text:p>
            </draw:text-box>
          </draw:frame>
          <draw:frame draw:style-name="gr38" draw:text-style-name="P48" draw:layer="controls" svg:width="2.51cm" svg:height="1.038cm" svg:x="16.504cm" svg:y="11.445cm">
            <draw:text-box>
              <text:p text:style-name="P48"><text:span text:style-name="T29">User 3</text:span></text:p>
            </draw:text-box>
          </draw:frame>
          <draw:frame draw:style-name="gr38" draw:text-style-name="P45" draw:layer="controls" svg:width="8.891cm" svg:height="1.038cm" svg:x="19.104cm" svg:y="11.445cm">
            <draw:text-box>
              <text:p text:style-name="P44"><text:span text:style-name="T27">In Progress</text:span></text:p>
            </draw:text-box>
          </draw:frame>
          <draw:frame draw:style-name="gr38" draw:layer="controls" svg:width="2.54cm" svg:height="1.038cm" svg:x="0.005cm" svg:y="12.345cm">
            <draw:text-box>
              <text:p>#23<text:tab/></text:p>
            </draw:text-box>
          </draw:frame>
          <draw:frame draw:style-name="gr38" draw:layer="controls" svg:width="14.01cm" svg:height="1.038cm" svg:x="2.505cm" svg:y="12.345cm">
            <draw:text-box>
              <text:p>Task example with ref 23</text:p>
            </draw:text-box>
          </draw:frame>
          <draw:frame draw:style-name="gr38" draw:text-style-name="P49" draw:layer="controls" svg:width="2.51cm" svg:height="1.038cm" svg:x="16.505cm" svg:y="12.345cm">
            <draw:text-box>
              <text:p text:style-name="P49"><text:span text:style-name="T30">User 2</text:span></text:p>
            </draw:text-box>
          </draw:frame>
          <draw:frame draw:style-name="gr38" draw:text-style-name="P51" draw:layer="controls" svg:width="8.891cm" svg:height="1.038cm" svg:x="19.105cm" svg:y="12.345cm">
            <draw:text-box>
              <text:p text:style-name="P50"><text:span text:style-name="T31">Ready for test</text:span></text:p>
            </draw:text-box>
          </draw:frame>
          <draw:frame draw:style-name="gr38" draw:layer="controls" svg:width="2.54cm" svg:height="1.038cm" svg:x="0.006cm" svg:y="13.245cm">
            <draw:text-box>
              <text:p>#23<text:tab/></text:p>
            </draw:text-box>
          </draw:frame>
          <draw:frame draw:style-name="gr38" draw:layer="controls" svg:width="14.01cm" svg:height="1.038cm" svg:x="2.506cm" svg:y="13.245cm">
            <draw:text-box>
              <text:p>Task example with ref 23</text:p>
            </draw:text-box>
          </draw:frame>
          <draw:frame draw:style-name="gr38" draw:text-style-name="P48" draw:layer="controls" svg:width="2.51cm" svg:height="1.038cm" svg:x="16.506cm" svg:y="13.245cm">
            <draw:text-box>
              <text:p text:style-name="P48"><text:span text:style-name="T29">User 3</text:span></text:p>
            </draw:text-box>
          </draw:frame>
          <draw:frame draw:style-name="gr38" draw:text-style-name="P51" draw:layer="controls" svg:width="8.891cm" svg:height="1.038cm" svg:x="19.106cm" svg:y="13.245cm">
            <draw:text-box>
              <text:p text:style-name="P50"><text:span text:style-name="T31">Ready for test</text:span></text:p>
            </draw:text-box>
          </draw:frame>
          <draw:frame draw:style-name="gr37" draw:layer="controls" svg:width="27.983cm" svg:height="1.138cm" svg:x="0.009cm" svg:y="14.263cm">
            <draw:text-box>
              <text:p>[ ]<text:tab/>#10<text:tab/><text:tab/>The US 10 title <text:s text:c="51"/>UX: 0 | Design: 0 | Front: 0 | Back: 2</text:p>
            </draw:text-box>
          </draw:frame>
          <draw:frame draw:style-name="gr38" draw:layer="controls" svg:width="2.54cm" svg:height="1.038cm" svg:x="0.001cm" svg:y="15.446cm">
            <draw:text-box>
              <text:p>#23<text:tab/></text:p>
            </draw:text-box>
          </draw:frame>
          <draw:frame draw:style-name="gr38" draw:layer="controls" svg:width="14.01cm" svg:height="1.038cm" svg:x="2.501cm" svg:y="15.446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1cm" svg:y="15.446cm">
            <draw:text-box>
              <text:p text:style-name="P41"><text:span text:style-name="T25">User 1</text:span></text:p>
            </draw:text-box>
          </draw:frame>
          <draw:frame draw:style-name="gr38" draw:text-style-name="P51" draw:layer="controls" svg:width="8.891cm" svg:height="1.038cm" svg:x="19.101cm" svg:y="15.446cm">
            <draw:text-box>
              <text:p text:style-name="P50"><text:span text:style-name="T31">Ready for test</text:span></text:p>
            </draw:text-box>
          </draw:frame>
          <draw:frame draw:style-name="gr38" draw:layer="controls" svg:width="2.54cm" svg:height="1.038cm" svg:x="0.002cm" svg:y="16.346cm">
            <draw:text-box>
              <text:p>#23<text:tab/></text:p>
            </draw:text-box>
          </draw:frame>
          <draw:frame draw:style-name="gr38" draw:layer="controls" svg:width="14.01cm" svg:height="1.038cm" svg:x="2.502cm" svg:y="16.346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2cm" svg:y="16.346cm">
            <draw:text-box>
              <text:p text:style-name="P41"><text:span text:style-name="T25">User 1</text:span></text:p>
            </draw:text-box>
          </draw:frame>
          <draw:frame draw:style-name="gr38" draw:text-style-name="P51" draw:layer="controls" svg:width="8.891cm" svg:height="1.038cm" svg:x="19.102cm" svg:y="16.346cm">
            <draw:text-box>
              <text:p text:style-name="P50"><text:span text:style-name="T31">Ready for test</text:span></text:p>
            </draw:text-box>
          </draw:frame>
          <draw:frame draw:style-name="gr37" draw:layer="controls" svg:width="27.983cm" svg:height="1.138cm" svg:x="0.009cm" svg:y="17.464cm">
            <draw:text-box>
              <text:p>[ ]<text:tab/>#9<text:tab/><text:tab/>The US 9 title <text:s text:c="44"/>UX: 1/2 | Design: 1/2 | Front: 0 | Back: 1/2</text:p>
            </draw:text-box>
          </draw:frame>
          <draw:frame draw:style-name="gr38" draw:layer="controls" svg:width="2.54cm" svg:height="1.038cm" svg:x="0.001cm" svg:y="18.647cm">
            <draw:text-box>
              <text:p>#23<text:tab/></text:p>
            </draw:text-box>
          </draw:frame>
          <draw:frame draw:style-name="gr38" draw:layer="controls" svg:width="14.01cm" svg:height="1.038cm" svg:x="2.501cm" svg:y="18.647cm">
            <draw:text-box>
              <text:p>Task example with ref 23</text:p>
            </draw:text-box>
          </draw:frame>
          <draw:frame draw:style-name="gr38" draw:text-style-name="P52" draw:layer="controls" svg:width="2.51cm" svg:height="1.038cm" svg:x="16.501cm" svg:y="18.647cm">
            <draw:text-box>
              <text:p text:style-name="P52"><text:span text:style-name="T32">User 2</text:span></text:p>
            </draw:text-box>
          </draw:frame>
          <draw:frame draw:style-name="gr38" draw:text-style-name="P43" draw:layer="controls" svg:width="8.891cm" svg:height="1.038cm" svg:x="19.101cm" svg:y="18.647cm">
            <draw:text-box>
              <text:p text:style-name="P42"><text:span text:style-name="T26">Closed</text:span></text:p>
            </draw:text-box>
          </draw:frame>
        </draw:g>
      </draw:page>
      <draw:page draw:name="page10" draw:style-name="dp1" draw:master-page-name="Default">
        <draw:custom-shape draw:style-name="gr27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5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5"><text:span text:style-name="T5">Project 1</text:span></text:p>
          </draw:text-box>
        </draw:frame>
        <draw:frame draw:style-name="gr34" draw:text-style-name="P11" draw:layer="layout" svg:width="4.115cm" svg:height="1.038cm" svg:x="23.876cm" svg:y="0cm">
          <draw:text-box>
            <text:p text:style-name="P26"><text:span text:style-name="T6">My Account</text:span></text:p>
          </draw:text-box>
        </draw:frame>
        <draw:frame draw:style-name="gr35" draw:text-style-name="P11" draw:layer="layout" svg:width="3.848cm" svg:height="1.369cm" svg:x="20.028cm" svg:y="0.028cm">
          <draw:text-box>
            <text:p text:style-name="P26"><text:span text:style-name="T6">My Projects</text:span></text:p>
          </draw:text-box>
        </draw:frame>
        <draw:frame draw:style-name="gr12" draw:text-style-name="P10" draw:layer="layout" svg:width="3.07cm" svg:height="1.112cm" svg:x="0cm" svg:y="1.047cm">
          <draw:text-box>
            <text:p text:style-name="P25"><text:span text:style-name="T5">Backlog</text:span></text:p>
          </draw:text-box>
        </draw:frame>
        <draw:frame draw:style-name="gr11" draw:text-style-name="P10" draw:layer="layout" svg:width="3.07cm" svg:height="1.112cm" svg:x="3.1cm" svg:y="1.047cm">
          <draw:text-box>
            <text:p text:style-name="P25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5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5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5"><text:span text:style-name="T5">Admin</text:span></text:p>
          </draw:text-box>
        </draw:frame>
        <draw:frame draw:style-name="gr15" draw:text-style-name="P12" draw:layer="layout" svg:width="10.676cm" svg:height="1.072cm" svg:x="0.005cm" svg:y="19.939cm">
          <draw:text-box>
            <text:p text:style-name="P25"><text:span text:style-name="T8">Info =&gt; </text:span><text:span text:style-name="T9">Status Bar Messages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34"><text:span text:style-name="T14">? <text:s/></text:span><text:span text:style-name="T6">Help</text:span></text:p>
          </draw:text-box>
        </draw:frame>
        <draw:g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36" draw:text-style-name="P40" draw:layer="layout" svg:width="27.991cm" svg:height="1.138cm" svg:x="0cm" svg:y="2.28cm">
            <draw:text-box>
              <text:p text:style-name="P40"><text:span text:style-name="T22">Sprint 6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10"/></text:span><text:span text:style-name="T23">2</text:span><text:span text:style-name="T22">/</text:span><text:span text:style-name="T24">4</text:span><text:span text:style-name="T22"> US <text:s text:c="3"/></text:span><text:span text:style-name="T23">3.5</text:span><text:span text:style-name="T22">/</text:span><text:span text:style-name="T24">12</text:span><text:span text:style-name="T22"> points <text:s text:c="3"/>from </text:span><text:span text:style-name="T24">11/15/2013</text:span><text:span text:style-name="T22"> to </text:span><text:span text:style-name="T24">11/30/2013</text:span></text:p>
            </draw:text-box>
          </draw:frame>
          <draw:frame draw:style-name="gr37" draw:layer="layout" svg:width="27.983cm" svg:height="1.138cm" svg:x="0.008cm" svg:y="3.561cm">
            <draw:text-box>
              <text:p>] [<text:tab/>#12<text:tab/><text:tab/>The US 12 title <text:s text:c="45"/>UX: 1/2 | Design: 1/2 | Front: 1 | Back: 1</text:p>
            </draw:text-box>
          </draw:frame>
          <draw:frame draw:style-name="gr38" draw:layer="controls" svg:width="2.54cm" svg:height="1.038cm" svg:x="0cm" svg:y="4.744cm">
            <draw:text-box>
              <text:p>#23<text:tab/></text:p>
            </draw:text-box>
          </draw:frame>
          <draw:frame draw:style-name="gr38" draw:layer="controls" svg:width="14.01cm" svg:height="1.038cm" svg:x="2.5cm" svg:y="4.744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cm" svg:y="4.744cm">
            <draw:text-box>
              <text:p text:style-name="P41"><text:span text:style-name="T25">User 1</text:span></text:p>
            </draw:text-box>
          </draw:frame>
          <draw:frame draw:style-name="gr38" draw:text-style-name="P43" draw:layer="controls" svg:width="8.891cm" svg:height="1.038cm" svg:x="19.1cm" svg:y="4.744cm">
            <draw:text-box>
              <text:p text:style-name="P42"><text:span text:style-name="T26">New</text:span></text:p>
            </draw:text-box>
          </draw:frame>
          <draw:frame draw:style-name="gr38" draw:layer="controls" svg:width="2.54cm" svg:height="1.038cm" svg:x="0.001cm" svg:y="5.644cm">
            <draw:text-box>
              <text:p>#23<text:tab/></text:p>
            </draw:text-box>
          </draw:frame>
          <draw:frame draw:style-name="gr38" draw:layer="controls" svg:width="14.01cm" svg:height="1.038cm" svg:x="2.501cm" svg:y="5.644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1cm" svg:y="5.644cm">
            <draw:text-box>
              <text:p text:style-name="P41"><text:span text:style-name="T25">User 1</text:span></text:p>
            </draw:text-box>
          </draw:frame>
          <draw:frame draw:style-name="gr38" draw:text-style-name="P45" draw:layer="controls" svg:width="8.891cm" svg:height="1.038cm" svg:x="19.101cm" svg:y="5.644cm">
            <draw:text-box>
              <text:p text:style-name="P44"><text:span text:style-name="T27">In Progress</text:span></text:p>
            </draw:text-box>
          </draw:frame>
          <draw:frame draw:style-name="gr38" draw:layer="controls" svg:width="2.54cm" svg:height="1.038cm" svg:x="0.002cm" svg:y="6.544cm">
            <draw:text-box>
              <text:p>#23<text:tab/></text:p>
            </draw:text-box>
          </draw:frame>
          <draw:frame draw:style-name="gr38" draw:layer="controls" svg:width="14.01cm" svg:height="1.038cm" svg:x="2.502cm" svg:y="6.544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2cm" svg:y="6.544cm">
            <draw:text-box>
              <text:p text:style-name="P41"><text:span text:style-name="T25">User 1</text:span></text:p>
            </draw:text-box>
          </draw:frame>
          <draw:frame draw:style-name="gr38" draw:text-style-name="P43" draw:layer="controls" svg:width="8.891cm" svg:height="1.038cm" svg:x="19.102cm" svg:y="6.544cm">
            <draw:text-box>
              <text:p text:style-name="P42"><text:span text:style-name="T26">Ready for test</text:span></text:p>
            </draw:text-box>
          </draw:frame>
          <draw:frame draw:style-name="gr37" draw:layer="controls" svg:width="27.983cm" svg:height="1.138cm" svg:x="0.009cm" svg:y="7.562cm">
            <draw:text-box>
              <text:p>] [<text:tab/>#11<text:tab/><text:tab/>The US 11 title <text:s text:c="45"/>UX: 1/2 | Design: 1/2 | Front: 1 | Back: 3</text:p>
            </draw:text-box>
          </draw:frame>
          <draw:frame draw:style-name="gr38" draw:layer="controls" svg:width="2.54cm" svg:height="1.038cm" svg:x="0.001cm" svg:y="8.745cm">
            <draw:text-box>
              <text:p>#23<text:tab/></text:p>
            </draw:text-box>
          </draw:frame>
          <draw:frame draw:style-name="gr38" draw:layer="controls" svg:width="14.01cm" svg:height="1.038cm" svg:x="2.501cm" svg:y="8.745cm">
            <draw:text-box>
              <text:p>Task example with ref 23</text:p>
            </draw:text-box>
          </draw:frame>
          <draw:frame draw:style-name="gr38" draw:text-style-name="P46" draw:layer="controls" svg:width="4.064cm" svg:height="1.038cm" svg:x="15.548cm" svg:y="8.745cm">
            <draw:text-box>
              <text:p text:style-name="P46"><text:span text:style-name="T4">Unassigned</text:span></text:p>
            </draw:text-box>
          </draw:frame>
          <draw:frame draw:style-name="gr38" draw:text-style-name="P43" draw:layer="controls" svg:width="8.891cm" svg:height="1.038cm" svg:x="19.101cm" svg:y="8.745cm">
            <draw:text-box>
              <text:p text:style-name="P42"><text:span text:style-name="T26">New</text:span></text:p>
            </draw:text-box>
          </draw:frame>
          <draw:frame draw:style-name="gr38" draw:layer="controls" svg:width="2.54cm" svg:height="1.038cm" svg:x="0.002cm" svg:y="9.645cm">
            <draw:text-box>
              <text:p>#23<text:tab/></text:p>
            </draw:text-box>
          </draw:frame>
          <draw:frame draw:style-name="gr38" draw:layer="controls" svg:width="14.01cm" svg:height="1.038cm" svg:x="2.502cm" svg:y="9.645cm">
            <draw:text-box>
              <text:p>Task example with ref 23</text:p>
            </draw:text-box>
          </draw:frame>
          <draw:frame draw:style-name="gr38" draw:text-style-name="P21" draw:layer="controls" svg:width="3.937cm" svg:height="1.038cm" svg:x="15.802cm" svg:y="9.645cm">
            <draw:text-box>
              <text:p text:style-name="P21"><text:span text:style-name="T4">Unassigned</text:span></text:p>
            </draw:text-box>
          </draw:frame>
          <draw:frame draw:style-name="gr38" draw:text-style-name="P43" draw:layer="controls" svg:width="8.891cm" svg:height="1.038cm" svg:x="19.102cm" svg:y="9.645cm">
            <draw:text-box>
              <text:p text:style-name="P42"><text:span text:style-name="T26">New</text:span></text:p>
            </draw:text-box>
          </draw:frame>
          <draw:frame draw:style-name="gr39" draw:text-style-name="P47" draw:layer="controls" svg:width="2.54cm" svg:height="1.038cm" svg:x="0.003cm" svg:y="10.545cm">
            <draw:text-box>
              <text:p text:style-name="P47"><text:span text:style-name="T28">#23</text:span><text:span text:style-name="T28"><text:tab/></text:span></text:p>
            </draw:text-box>
          </draw:frame>
          <draw:frame draw:style-name="gr39" draw:text-style-name="P47" draw:layer="controls" svg:width="14.01cm" svg:height="1.038cm" svg:x="2.503cm" svg:y="10.545cm">
            <draw:text-box>
              <text:p text:style-name="P47"><text:span text:style-name="T28">Task example with ref 23</text:span></text:p>
            </draw:text-box>
          </draw:frame>
          <draw:frame draw:style-name="gr39" draw:text-style-name="P48" draw:layer="controls" svg:width="2.51cm" svg:height="1.038cm" svg:x="16.503cm" svg:y="10.545cm">
            <draw:text-box>
              <text:p text:style-name="P48"><text:span text:style-name="T29">User 3</text:span></text:p>
            </draw:text-box>
          </draw:frame>
          <draw:frame draw:style-name="gr39" draw:text-style-name="P44" draw:layer="controls" svg:width="9.071cm" svg:height="1.038cm" svg:x="18.923cm" svg:y="10.545cm">
            <draw:text-box>
              <text:p text:style-name="P44"><text:span text:style-name="T27">In Progress</text:span></text:p>
            </draw:text-box>
          </draw:frame>
          <draw:frame draw:style-name="gr38" draw:layer="controls" svg:width="2.54cm" svg:height="1.038cm" svg:x="0.004cm" svg:y="11.445cm">
            <draw:text-box>
              <text:p>#23<text:tab/></text:p>
            </draw:text-box>
          </draw:frame>
          <draw:frame draw:style-name="gr38" draw:layer="controls" svg:width="14.01cm" svg:height="1.038cm" svg:x="2.504cm" svg:y="11.445cm">
            <draw:text-box>
              <text:p>Task example with ref 23</text:p>
            </draw:text-box>
          </draw:frame>
          <draw:frame draw:style-name="gr38" draw:text-style-name="P48" draw:layer="controls" svg:width="2.51cm" svg:height="1.038cm" svg:x="16.504cm" svg:y="11.445cm">
            <draw:text-box>
              <text:p text:style-name="P48"><text:span text:style-name="T29">User 3</text:span></text:p>
            </draw:text-box>
          </draw:frame>
          <draw:frame draw:style-name="gr38" draw:text-style-name="P45" draw:layer="controls" svg:width="8.891cm" svg:height="1.038cm" svg:x="19.104cm" svg:y="11.445cm">
            <draw:text-box>
              <text:p text:style-name="P44"><text:span text:style-name="T27">In Progress</text:span></text:p>
            </draw:text-box>
          </draw:frame>
          <draw:frame draw:style-name="gr38" draw:layer="controls" svg:width="2.54cm" svg:height="1.038cm" svg:x="0.005cm" svg:y="12.345cm">
            <draw:text-box>
              <text:p>#23<text:tab/></text:p>
            </draw:text-box>
          </draw:frame>
          <draw:frame draw:style-name="gr38" draw:layer="controls" svg:width="14.01cm" svg:height="1.038cm" svg:x="2.505cm" svg:y="12.345cm">
            <draw:text-box>
              <text:p>Task example with ref 23</text:p>
            </draw:text-box>
          </draw:frame>
          <draw:frame draw:style-name="gr38" draw:text-style-name="P49" draw:layer="controls" svg:width="2.51cm" svg:height="1.038cm" svg:x="16.505cm" svg:y="12.345cm">
            <draw:text-box>
              <text:p text:style-name="P49"><text:span text:style-name="T30">User 2</text:span></text:p>
            </draw:text-box>
          </draw:frame>
          <draw:frame draw:style-name="gr38" draw:text-style-name="P51" draw:layer="controls" svg:width="8.891cm" svg:height="1.038cm" svg:x="19.105cm" svg:y="12.345cm">
            <draw:text-box>
              <text:p text:style-name="P50"><text:span text:style-name="T31">Ready for test</text:span></text:p>
            </draw:text-box>
          </draw:frame>
          <draw:frame draw:style-name="gr38" draw:layer="controls" svg:width="2.54cm" svg:height="1.038cm" svg:x="0.006cm" svg:y="13.245cm">
            <draw:text-box>
              <text:p>#23<text:tab/></text:p>
            </draw:text-box>
          </draw:frame>
          <draw:frame draw:style-name="gr38" draw:layer="controls" svg:width="14.01cm" svg:height="1.038cm" svg:x="2.506cm" svg:y="13.245cm">
            <draw:text-box>
              <text:p>Task example with ref 23</text:p>
            </draw:text-box>
          </draw:frame>
          <draw:frame draw:style-name="gr38" draw:text-style-name="P48" draw:layer="controls" svg:width="2.51cm" svg:height="1.038cm" svg:x="16.506cm" svg:y="13.245cm">
            <draw:text-box>
              <text:p text:style-name="P48"><text:span text:style-name="T29">User 3</text:span></text:p>
            </draw:text-box>
          </draw:frame>
          <draw:frame draw:style-name="gr38" draw:text-style-name="P51" draw:layer="controls" svg:width="8.891cm" svg:height="1.038cm" svg:x="19.106cm" svg:y="13.245cm">
            <draw:text-box>
              <text:p text:style-name="P50"><text:span text:style-name="T31">Ready for test</text:span></text:p>
            </draw:text-box>
          </draw:frame>
          <draw:frame draw:style-name="gr37" draw:layer="controls" svg:width="27.983cm" svg:height="1.138cm" svg:x="0.009cm" svg:y="14.263cm">
            <draw:text-box>
              <text:p>[ ]<text:tab/>#10<text:tab/><text:tab/>The US 10 title <text:s text:c="51"/>UX: 0 | Design: 0 | Front: 0 | Back: 2</text:p>
            </draw:text-box>
          </draw:frame>
          <draw:frame draw:style-name="gr38" draw:layer="controls" svg:width="2.54cm" svg:height="1.038cm" svg:x="0.001cm" svg:y="15.446cm">
            <draw:text-box>
              <text:p>#23<text:tab/></text:p>
            </draw:text-box>
          </draw:frame>
          <draw:frame draw:style-name="gr38" draw:layer="controls" svg:width="14.01cm" svg:height="1.038cm" svg:x="2.501cm" svg:y="15.446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1cm" svg:y="15.446cm">
            <draw:text-box>
              <text:p text:style-name="P41"><text:span text:style-name="T25">User 1</text:span></text:p>
            </draw:text-box>
          </draw:frame>
          <draw:frame draw:style-name="gr38" draw:text-style-name="P51" draw:layer="controls" svg:width="8.891cm" svg:height="1.038cm" svg:x="19.101cm" svg:y="15.446cm">
            <draw:text-box>
              <text:p text:style-name="P50"><text:span text:style-name="T31">Ready for test</text:span></text:p>
            </draw:text-box>
          </draw:frame>
          <draw:frame draw:style-name="gr38" draw:layer="controls" svg:width="2.54cm" svg:height="1.038cm" svg:x="0.002cm" svg:y="16.346cm">
            <draw:text-box>
              <text:p>#23<text:tab/></text:p>
            </draw:text-box>
          </draw:frame>
          <draw:frame draw:style-name="gr38" draw:layer="controls" svg:width="14.01cm" svg:height="1.038cm" svg:x="2.502cm" svg:y="16.346cm">
            <draw:text-box>
              <text:p>Task example with ref 23</text:p>
            </draw:text-box>
          </draw:frame>
          <draw:frame draw:style-name="gr38" draw:text-style-name="P41" draw:layer="controls" svg:width="2.51cm" svg:height="1.038cm" svg:x="16.502cm" svg:y="16.346cm">
            <draw:text-box>
              <text:p text:style-name="P41"><text:span text:style-name="T25">User 1</text:span></text:p>
            </draw:text-box>
          </draw:frame>
          <draw:frame draw:style-name="gr38" draw:text-style-name="P51" draw:layer="controls" svg:width="8.891cm" svg:height="1.038cm" svg:x="19.102cm" svg:y="16.346cm">
            <draw:text-box>
              <text:p text:style-name="P50"><text:span text:style-name="T31">Ready for test</text:span></text:p>
            </draw:text-box>
          </draw:frame>
          <draw:frame draw:style-name="gr37" draw:layer="controls" svg:width="27.983cm" svg:height="1.138cm" svg:x="0.009cm" svg:y="17.464cm">
            <draw:text-box>
              <text:p>[ ]<text:tab/>#9<text:tab/><text:tab/>The US 9 title <text:s text:c="44"/>UX: 1/2 | Design: 1/2 | Front: 0 | Back: 1/2</text:p>
            </draw:text-box>
          </draw:frame>
          <draw:frame draw:style-name="gr38" draw:layer="controls" svg:width="2.54cm" svg:height="1.038cm" svg:x="0.001cm" svg:y="18.647cm">
            <draw:text-box>
              <text:p>#23<text:tab/></text:p>
            </draw:text-box>
          </draw:frame>
          <draw:frame draw:style-name="gr38" draw:layer="controls" svg:width="14.01cm" svg:height="1.038cm" svg:x="2.501cm" svg:y="18.647cm">
            <draw:text-box>
              <text:p>Task example with ref 23</text:p>
            </draw:text-box>
          </draw:frame>
          <draw:frame draw:style-name="gr38" draw:text-style-name="P52" draw:layer="controls" svg:width="2.51cm" svg:height="1.038cm" svg:x="16.501cm" svg:y="18.647cm">
            <draw:text-box>
              <text:p text:style-name="P52"><text:span text:style-name="T32">User 2</text:span></text:p>
            </draw:text-box>
          </draw:frame>
          <draw:frame draw:style-name="gr38" draw:text-style-name="P43" draw:layer="controls" svg:width="8.891cm" svg:height="1.038cm" svg:x="19.101cm" svg:y="18.647cm">
            <draw:text-box>
              <text:p text:style-name="P42"><text:span text:style-name="T26">Closed</text:span></text:p>
            </draw:text-box>
          </draw:frame>
        </draw:g>
        <draw:g>
          <draw:g>
            <draw:custom-shape draw:style-name="gr22" draw:text-style-name="P8" draw:layer="controls" svg:width="19.685cm" svg:height="13.139cm" svg:x="4.153cm" svg:y="3.67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8" draw:layer="controls" svg:width="19.05cm" svg:height="12.353cm" svg:x="4.445cm" svg:y="3.921cm">
              <text:p/>
              <draw:enhanced-geometry svg:viewBox="0 0 21600 21600" draw:type="rectangle" draw:enhanced-path="M 0 0 L 21600 0 21600 21600 0 21600 0 0 Z N"/>
            </draw:custom-shape>
            <draw:frame draw:style-name="gr40" draw:text-style-name="P23" draw:layer="controls" svg:width="5.969cm" svg:height="1.895cm" svg:x="4.575cm" svg:y="4.008cm">
              <draw:text-box>
                <text:p><text:span text:style-name="T14">Help Panel:</text:span></text:p>
              </draw:text-box>
            </draw:frame>
            <draw:line draw:style-name="gr25" draw:text-style-name="P8" draw:layer="controls" svg:x1="4.826cm" svg:y1="5.008cm" svg:x2="23.241cm" svg:y2="4.872cm">
              <text:p/>
            </draw:line>
          </draw:g>
          <draw:frame draw:style-name="gr41" draw:text-style-name="P24" draw:layer="controls" svg:width="17.78cm" svg:height="12.045cm" svg:x="5.08cm" svg:y="5.283cm">
            <draw:text-box>
              <text:p><text:span text:style-name="T6">I</text:span><text:span text:style-name="T6"><text:tab/></text:span><text:span text:style-name="T6"><text:tab/></text:span><text:span text:style-name="T6"><text:tab/></text:span><text:span text:style-name="T6"><text:tab/></text:span><text:span text:style-name="T6">- Create new Task</text:span></text:p>
              <text:p><text:span text:style-name="T6">r</text:span><text:span text:style-name="T6"><text:tab/></text:span><text:span text:style-name="T6"><text:tab/></text:span><text:span text:style-name="T6"><text:tab/></text:span><text:span text:style-name="T6"><text:tab/></text:span><text:span text:style-name="T6">- Edit current User Story/Task</text:span></text:p>
              <text:p><text:span text:style-name="T6">v</text:span><text:span text:style-name="T6"><text:tab/></text:span><text:span text:style-name="T6"><text:tab/></text:span><text:span text:style-name="T6"><text:tab/></text:span><text:span text:style-name="T6"><text:tab/></text:span><text:span text:style-name="T6">- View the current User Story/Task details</text:span></text:p>
              <text:p><text:span text:style-name="T6">d</text:span><text:span text:style-name="T6"><text:tab/></text:span><text:span text:style-name="T6"><text:tab/></text:span><text:span text:style-name="T6"><text:tab/></text:span><text:span text:style-name="T6"><text:tab/></text:span><text:span text:style-name="T6">- Delete current User Story/Task</text:span></text:p>
              <text:p><text:span text:style-name="T6">C-h <text:s/>| <text:s/>C-Righ</text:span><text:span text:style-name="T6"><text:tab/></text:span><text:span text:style-name="T6">- Assigned a task to an user</text:span></text:p>
              <text:p><text:span text:style-name="T6">C-l <text:s text:c="2"/>| <text:s/>C-Left</text:span><text:span text:style-name="T6"><text:tab/></text:span><text:span text:style-name="T6"> <text:s text:c="6"/>- Change task status</text:span></text:p>
              <text:p><text:span text:style-name="T6">n</text:span><text:span text:style-name="T6"><text:tab/></text:span><text:span text:style-name="T6"><text:tab/></text:span><text:span text:style-name="T6"><text:tab/></text:span><text:span text:style-name="T6"><text:tab/></text:span><text:span text:style-name="T6">- Change to another Sprint</text:span></text:p>
              <text:p><text:span text:style-name="T6"/></text:p>
              <text:p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- Refresh the screen</text:span></text:p>
              <text:p><text:span text:style-name="T6">o</text:span><text:span text:style-name="T6"><text:tab/></text:span><text:span text:style-name="T6"><text:tab/></text:span><text:span text:style-name="T6"><text:tab/></text:span><text:span text:style-name="T6"><text:tab/></text:span><text:span text:style-name="T6">- Logout and go to the login panel</text:span></text:p>
              <text:p><text:span text:style-name="T6">Q</text:span><text:span text:style-name="T6"><text:tab/></text:span><text:span text:style-name="T6"><text:tab/></text:span><text:span text:style-name="T6"><text:tab/></text:span><text:span text:style-name="T6"><text:tab/></text:span><text:span text:style-name="T6">- Exit greenmine</text:span></text:p>
              <text:p><text:span text:style-name="T6"/></text:p>
              <text:p text:style-name="P5"><text:span text:style-name="T6">– </text:span><text:span text:style-name="T6">Press Esc kwy to close this dialog --</text:span></text:p>
              <text:p><text:span text:style-name="T6"><text:tab/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1.00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4T22:11:47.743991780</meta:creation-date>
    <dc:date>2013-11-17T01:01:07.711115537</dc:date>
    <meta:editing-duration>P1DT1H1M29S</meta:editing-duration>
    <meta:editing-cycles>17</meta:editing-cycles>
    <meta:generator>LibreOffice/4.1.3.2$Linux_X86_64 LibreOffice_project/410m0$Build-2</meta:generator>
    <meta:document-statistic meta:object-count="953"/>
  </office:meta>
</office:document-meta>
</file>